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 style:font-family-generic="roman"/>
    </style:style>
    <style:style style:name="ce1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 style:font-family-generic="roman"/>
    </style:style>
    <style:style style:name="ce17" style:family="table-cell" style:parent-style-name="_21315__20998__20301__91_0_93_" style:data-style-name="N33">
      <style:table-cell-properties fo:border="thin solid #000000"/>
      <style:text-properties fo:color="#000000" fo:font-size="10pt" style:font-size-asian="10pt" style:font-size-complex="10pt" style:font-family-generic="roman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 style:font-family-generic="roman"/>
    </style:style>
    <style:style style:name="ce1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ce20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456</text:p>
          </table:table-cell>
          <table:table-cell office:value-type="float" office:value="9534" table:style-name="ce4">
            <text:p>9534</text:p>
          </table:table-cell>
          <table:table-cell office:value-type="float" office:value="983906" table:style-name="ce4">
            <text:p>983906</text:p>
          </table:table-cell>
          <table:table-cell office:value-type="float" office:value="1264359" table:style-name="ce4">
            <text:p>1264359</text:p>
          </table:table-cell>
          <table:table-cell office:value-type="float" office:value="1358524" table:style-name="ce4">
            <text:p>1358524</text:p>
          </table:table-cell>
          <table:table-cell office:value-type="float" office:value="2622883" table:style-name="ce4">
            <text:p>262288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33</text:p>
          </table:table-cell>
          <table:table-cell office:value-type="float" office:value="761" table:style-name="ce4">
            <text:p>761</text:p>
          </table:table-cell>
          <table:table-cell office:value-type="float" office:value="77967" table:style-name="ce4">
            <text:p>77967</text:p>
          </table:table-cell>
          <table:table-cell office:value-type="float" office:value="98992" table:style-name="ce4">
            <text:p>98992</text:p>
          </table:table-cell>
          <table:table-cell office:value-type="float" office:value="109777" table:style-name="ce4">
            <text:p>109777</text:p>
          </table:table-cell>
          <table:table-cell office:value-type="float" office:value="208769" table:style-name="ce4">
            <text:p>20876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41</text:p>
          </table:table-cell>
          <table:table-cell office:value-type="float" office:value="914" table:style-name="ce4">
            <text:p>914</text:p>
          </table:table-cell>
          <table:table-cell office:value-type="float" office:value="85944" table:style-name="ce4">
            <text:p>85944</text:p>
          </table:table-cell>
          <table:table-cell office:value-type="float" office:value="108498" table:style-name="ce4">
            <text:p>108498</text:p>
          </table:table-cell>
          <table:table-cell office:value-type="float" office:value="116877" table:style-name="ce4">
            <text:p>116877</text:p>
          </table:table-cell>
          <table:table-cell office:value-type="float" office:value="225375" table:style-name="ce4">
            <text:p>22537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53</text:p>
          </table:table-cell>
          <table:table-cell office:value-type="float" office:value="1027" table:style-name="ce4">
            <text:p>1027</text:p>
          </table:table-cell>
          <table:table-cell office:value-type="float" office:value="116889" table:style-name="ce4">
            <text:p>116889</text:p>
          </table:table-cell>
          <table:table-cell office:value-type="float" office:value="146858" table:style-name="ce4">
            <text:p>146858</text:p>
          </table:table-cell>
          <table:table-cell office:value-type="float" office:value="165038" table:style-name="ce4">
            <text:p>165038</text:p>
          </table:table-cell>
          <table:table-cell office:value-type="float" office:value="311896" table:style-name="ce4">
            <text:p>31189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42</text:p>
          </table:table-cell>
          <table:table-cell office:value-type="float" office:value="872" table:style-name="ce4">
            <text:p>872</text:p>
          </table:table-cell>
          <table:table-cell office:value-type="float" office:value="91980" table:style-name="ce4">
            <text:p>91980</text:p>
          </table:table-cell>
          <table:table-cell office:value-type="float" office:value="103763" table:style-name="ce4">
            <text:p>103763</text:p>
          </table:table-cell>
          <table:table-cell office:value-type="float" office:value="116810" table:style-name="ce4">
            <text:p>116810</text:p>
          </table:table-cell>
          <table:table-cell office:value-type="float" office:value="220573" table:style-name="ce4">
            <text:p>22057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31</text:p>
          </table:table-cell>
          <table:table-cell office:value-type="float" office:value="584" table:style-name="ce4">
            <text:p>584</text:p>
          </table:table-cell>
          <table:table-cell office:value-type="float" office:value="62282" table:style-name="ce4">
            <text:p>62282</text:p>
          </table:table-cell>
          <table:table-cell office:value-type="float" office:value="77057" table:style-name="ce4">
            <text:p>77057</text:p>
          </table:table-cell>
          <table:table-cell office:value-type="float" office:value="82711" table:style-name="ce4">
            <text:p>82711</text:p>
          </table:table-cell>
          <table:table-cell office:value-type="float" office:value="159768" table:style-name="ce4">
            <text:p>15976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25</text:p>
          </table:table-cell>
          <table:table-cell office:value-type="float" office:value="524" table:style-name="ce4">
            <text:p>524</text:p>
          </table:table-cell>
          <table:table-cell office:value-type="float" office:value="47478" table:style-name="ce4">
            <text:p>47478</text:p>
          </table:table-cell>
          <table:table-cell office:value-type="float" office:value="61486" table:style-name="ce4">
            <text:p>61486</text:p>
          </table:table-cell>
          <table:table-cell office:value-type="float" office:value="63333" table:style-name="ce4">
            <text:p>63333</text:p>
          </table:table-cell>
          <table:table-cell office:value-type="float" office:value="124819" table:style-name="ce4">
            <text:p>12481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4253" table:style-name="ce4">
            <text:p>74253</text:p>
          </table:table-cell>
          <table:table-cell office:value-type="float" office:value="94342" table:style-name="ce4">
            <text:p>94342</text:p>
          </table:table-cell>
          <table:table-cell office:value-type="float" office:value="94927" table:style-name="ce4">
            <text:p>94927</text:p>
          </table:table-cell>
          <table:table-cell office:value-type="float" office:value="189269" table:style-name="ce4">
            <text:p>18926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43</text:p>
          </table:table-cell>
          <table:table-cell office:value-type="float" office:value="994" table:style-name="ce4">
            <text:p>994</text:p>
          </table:table-cell>
          <table:table-cell office:value-type="float" office:value="97225" table:style-name="ce4">
            <text:p>97225</text:p>
          </table:table-cell>
          <table:table-cell office:value-type="float" office:value="127183" table:style-name="ce4">
            <text:p>127183</text:p>
          </table:table-cell>
          <table:table-cell office:value-type="float" office:value="135468" table:style-name="ce4">
            <text:p>135468</text:p>
          </table:table-cell>
          <table:table-cell office:value-type="float" office:value="262651" table:style-name="ce4">
            <text:p>26265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20</text:p>
          </table:table-cell>
          <table:table-cell office:value-type="float" office:value="444" table:style-name="ce4">
            <text:p>444</text:p>
          </table:table-cell>
          <table:table-cell office:value-type="float" office:value="41848" table:style-name="ce4">
            <text:p>41848</text:p>
          </table:table-cell>
          <table:table-cell office:value-type="float" office:value="56172" table:style-name="ce4">
            <text:p>56172</text:p>
          </table:table-cell>
          <table:table-cell office:value-type="float" office:value="58086" table:style-name="ce4">
            <text:p>58086</text:p>
          </table:table-cell>
          <table:table-cell office:value-type="float" office:value="114258" table:style-name="ce4">
            <text:p>11425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39</text:p>
          </table:table-cell>
          <table:table-cell office:value-type="float" office:value="884" table:style-name="ce4">
            <text:p>884</text:p>
          </table:table-cell>
          <table:table-cell office:value-type="float" office:value="97141" table:style-name="ce4">
            <text:p>97141</text:p>
          </table:table-cell>
          <table:table-cell office:value-type="float" office:value="130587" table:style-name="ce4">
            <text:p>130587</text:p>
          </table:table-cell>
          <table:table-cell office:value-type="float" office:value="140369" table:style-name="ce4">
            <text:p>140369</text:p>
          </table:table-cell>
          <table:table-cell office:value-type="float" office:value="270956" table:style-name="ce4">
            <text:p>27095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51</text:p>
          </table:table-cell>
          <table:table-cell office:value-type="float" office:value="987" table:style-name="ce4">
            <text:p>987</text:p>
          </table:table-cell>
          <table:table-cell office:value-type="float" office:value="101040" table:style-name="ce4">
            <text:p>101040</text:p>
          </table:table-cell>
          <table:table-cell office:value-type="float" office:value="138380" table:style-name="ce4">
            <text:p>138380</text:p>
          </table:table-cell>
          <table:table-cell office:value-type="float" office:value="146596" table:style-name="ce4">
            <text:p>146596</text:p>
          </table:table-cell>
          <table:table-cell office:value-type="float" office:value="284976" table:style-name="ce4">
            <text:p>28497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42</text:p>
          </table:table-cell>
          <table:table-cell office:value-type="float" office:value="821" table:style-name="ce4">
            <text:p>821</text:p>
          </table:table-cell>
          <table:table-cell office:value-type="float" office:value="89859" table:style-name="ce4">
            <text:p>89859</text:p>
          </table:table-cell>
          <table:table-cell office:value-type="float" office:value="121041" table:style-name="ce4">
            <text:p>121041</text:p>
          </table:table-cell>
          <table:table-cell office:value-type="float" office:value="128532" table:style-name="ce4">
            <text:p>128532</text:p>
          </table:table-cell>
          <table:table-cell office:value-type="float" office:value="249573" table:style-name="ce4">
            <text:p>249573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2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456</text:p>
          </table:table-cell>
          <table:table-cell office:value-type="float" office:value="9534" table:style-name="ce4">
            <text:p>9534</text:p>
          </table:table-cell>
          <table:table-cell office:value-type="float" office:value="984431" table:style-name="ce4">
            <text:p>984431</text:p>
          </table:table-cell>
          <table:table-cell office:value-type="float" office:value="1265280" table:style-name="ce4">
            <text:p>1265280</text:p>
          </table:table-cell>
          <table:table-cell office:value-type="float" office:value="1359511" table:style-name="ce4">
            <text:p>1359511</text:p>
          </table:table-cell>
          <table:table-cell office:value-type="float" office:value="2624791" table:style-name="ce4">
            <text:p>262479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33</text:p>
          </table:table-cell>
          <table:table-cell office:value-type="float" office:value="761" table:style-name="ce4">
            <text:p>761</text:p>
          </table:table-cell>
          <table:table-cell office:value-type="float" office:value="77979" table:style-name="ce4">
            <text:p>77979</text:p>
          </table:table-cell>
          <table:table-cell office:value-type="float" office:value="99077" table:style-name="ce4">
            <text:p>99077</text:p>
          </table:table-cell>
          <table:table-cell office:value-type="float" office:value="109832" table:style-name="ce4">
            <text:p>109832</text:p>
          </table:table-cell>
          <table:table-cell office:value-type="float" office:value="208909" table:style-name="ce4">
            <text:p>20890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41</text:p>
          </table:table-cell>
          <table:table-cell office:value-type="float" office:value="914" table:style-name="ce4">
            <text:p>914</text:p>
          </table:table-cell>
          <table:table-cell office:value-type="float" office:value="85929" table:style-name="ce4">
            <text:p>85929</text:p>
          </table:table-cell>
          <table:table-cell office:value-type="float" office:value="108548" table:style-name="ce4">
            <text:p>108548</text:p>
          </table:table-cell>
          <table:table-cell office:value-type="float" office:value="116937" table:style-name="ce4">
            <text:p>116937</text:p>
          </table:table-cell>
          <table:table-cell office:value-type="float" office:value="225485" table:style-name="ce4">
            <text:p>22548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53</text:p>
          </table:table-cell>
          <table:table-cell office:value-type="float" office:value="1027" table:style-name="ce4">
            <text:p>1027</text:p>
          </table:table-cell>
          <table:table-cell office:value-type="float" office:value="116951" table:style-name="ce4">
            <text:p>116951</text:p>
          </table:table-cell>
          <table:table-cell office:value-type="float" office:value="146987" table:style-name="ce4">
            <text:p>146987</text:p>
          </table:table-cell>
          <table:table-cell office:value-type="float" office:value="165124" table:style-name="ce4">
            <text:p>165124</text:p>
          </table:table-cell>
          <table:table-cell office:value-type="float" office:value="312111" table:style-name="ce4">
            <text:p>31211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42</text:p>
          </table:table-cell>
          <table:table-cell office:value-type="float" office:value="872" table:style-name="ce4">
            <text:p>872</text:p>
          </table:table-cell>
          <table:table-cell office:value-type="float" office:value="92068" table:style-name="ce4">
            <text:p>92068</text:p>
          </table:table-cell>
          <table:table-cell office:value-type="float" office:value="103839" table:style-name="ce4">
            <text:p>103839</text:p>
          </table:table-cell>
          <table:table-cell office:value-type="float" office:value="116942" table:style-name="ce4">
            <text:p>116942</text:p>
          </table:table-cell>
          <table:table-cell office:value-type="float" office:value="220781" table:style-name="ce4">
            <text:p>22078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31</text:p>
          </table:table-cell>
          <table:table-cell office:value-type="float" office:value="584" table:style-name="ce4">
            <text:p>584</text:p>
          </table:table-cell>
          <table:table-cell office:value-type="float" office:value="62303" table:style-name="ce4">
            <text:p>62303</text:p>
          </table:table-cell>
          <table:table-cell office:value-type="float" office:value="77119" table:style-name="ce4">
            <text:p>77119</text:p>
          </table:table-cell>
          <table:table-cell office:value-type="float" office:value="82731" table:style-name="ce4">
            <text:p>82731</text:p>
          </table:table-cell>
          <table:table-cell office:value-type="float" office:value="159850" table:style-name="ce4">
            <text:p>15985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25</text:p>
          </table:table-cell>
          <table:table-cell office:value-type="float" office:value="524" table:style-name="ce4">
            <text:p>524</text:p>
          </table:table-cell>
          <table:table-cell office:value-type="float" office:value="47545" table:style-name="ce4">
            <text:p>47545</text:p>
          </table:table-cell>
          <table:table-cell office:value-type="float" office:value="61553" table:style-name="ce4">
            <text:p>61553</text:p>
          </table:table-cell>
          <table:table-cell office:value-type="float" office:value="63418" table:style-name="ce4">
            <text:p>63418</text:p>
          </table:table-cell>
          <table:table-cell office:value-type="float" office:value="124971" table:style-name="ce4">
            <text:p>12497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4282" table:style-name="ce4">
            <text:p>74282</text:p>
          </table:table-cell>
          <table:table-cell office:value-type="float" office:value="94376" table:style-name="ce4">
            <text:p>94376</text:p>
          </table:table-cell>
          <table:table-cell office:value-type="float" office:value="95005" table:style-name="ce4">
            <text:p>95005</text:p>
          </table:table-cell>
          <table:table-cell office:value-type="float" office:value="189381" table:style-name="ce4">
            <text:p>18938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43</text:p>
          </table:table-cell>
          <table:table-cell office:value-type="float" office:value="994" table:style-name="ce4">
            <text:p>994</text:p>
          </table:table-cell>
          <table:table-cell office:value-type="float" office:value="97251" table:style-name="ce4">
            <text:p>97251</text:p>
          </table:table-cell>
          <table:table-cell office:value-type="float" office:value="127301" table:style-name="ce4">
            <text:p>127301</text:p>
          </table:table-cell>
          <table:table-cell office:value-type="float" office:value="135551" table:style-name="ce4">
            <text:p>135551</text:p>
          </table:table-cell>
          <table:table-cell office:value-type="float" office:value="262852" table:style-name="ce4">
            <text:p>26285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20</text:p>
          </table:table-cell>
          <table:table-cell office:value-type="float" office:value="444" table:style-name="ce4">
            <text:p>444</text:p>
          </table:table-cell>
          <table:table-cell office:value-type="float" office:value="41875" table:style-name="ce4">
            <text:p>41875</text:p>
          </table:table-cell>
          <table:table-cell office:value-type="float" office:value="56173" table:style-name="ce4">
            <text:p>56173</text:p>
          </table:table-cell>
          <table:table-cell office:value-type="float" office:value="58136" table:style-name="ce4">
            <text:p>58136</text:p>
          </table:table-cell>
          <table:table-cell office:value-type="float" office:value="114309" table:style-name="ce4">
            <text:p>11430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39</text:p>
          </table:table-cell>
          <table:table-cell office:value-type="float" office:value="884" table:style-name="ce4">
            <text:p>884</text:p>
          </table:table-cell>
          <table:table-cell office:value-type="float" office:value="97270" table:style-name="ce4">
            <text:p>97270</text:p>
          </table:table-cell>
          <table:table-cell office:value-type="float" office:value="130813" table:style-name="ce4">
            <text:p>130813</text:p>
          </table:table-cell>
          <table:table-cell office:value-type="float" office:value="140589" table:style-name="ce4">
            <text:p>140589</text:p>
          </table:table-cell>
          <table:table-cell office:value-type="float" office:value="271402" table:style-name="ce4">
            <text:p>27140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51</text:p>
          </table:table-cell>
          <table:table-cell office:value-type="float" office:value="987" table:style-name="ce4">
            <text:p>987</text:p>
          </table:table-cell>
          <table:table-cell office:value-type="float" office:value="101078" table:style-name="ce4">
            <text:p>101078</text:p>
          </table:table-cell>
          <table:table-cell office:value-type="float" office:value="138409" table:style-name="ce4">
            <text:p>138409</text:p>
          </table:table-cell>
          <table:table-cell office:value-type="float" office:value="146676" table:style-name="ce4">
            <text:p>146676</text:p>
          </table:table-cell>
          <table:table-cell office:value-type="float" office:value="285085" table:style-name="ce4">
            <text:p>28508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42</text:p>
          </table:table-cell>
          <table:table-cell office:value-type="float" office:value="821" table:style-name="ce4">
            <text:p>821</text:p>
          </table:table-cell>
          <table:table-cell office:value-type="float" office:value="89900" table:style-name="ce4">
            <text:p>89900</text:p>
          </table:table-cell>
          <table:table-cell office:value-type="float" office:value="121085" table:style-name="ce4">
            <text:p>121085</text:p>
          </table:table-cell>
          <table:table-cell office:value-type="float" office:value="128570" table:style-name="ce4">
            <text:p>128570</text:p>
          </table:table-cell>
          <table:table-cell office:value-type="float" office:value="249655" table:style-name="ce4">
            <text:p>249655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3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3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456</text:p>
          </table:table-cell>
          <table:table-cell office:value-type="float" office:value="9535" table:style-name="ce4">
            <text:p>9535</text:p>
          </table:table-cell>
          <table:table-cell office:value-type="float" office:value="986124" table:style-name="ce4">
            <text:p>986124</text:p>
          </table:table-cell>
          <table:table-cell office:value-type="float" office:value="1266557" table:style-name="ce4">
            <text:p>1266557</text:p>
          </table:table-cell>
          <table:table-cell office:value-type="float" office:value="1361120" table:style-name="ce4">
            <text:p>1361120</text:p>
          </table:table-cell>
          <table:table-cell office:value-type="float" office:value="2627677" table:style-name="ce4">
            <text:p>262767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33</text:p>
          </table:table-cell>
          <table:table-cell office:value-type="float" office:value="761" table:style-name="ce4">
            <text:p>761</text:p>
          </table:table-cell>
          <table:table-cell office:value-type="float" office:value="78062" table:style-name="ce4">
            <text:p>78062</text:p>
          </table:table-cell>
          <table:table-cell office:value-type="float" office:value="99165" table:style-name="ce4">
            <text:p>99165</text:p>
          </table:table-cell>
          <table:table-cell office:value-type="float" office:value="109963" table:style-name="ce4">
            <text:p>109963</text:p>
          </table:table-cell>
          <table:table-cell office:value-type="float" office:value="209128" table:style-name="ce4">
            <text:p>20912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41</text:p>
          </table:table-cell>
          <table:table-cell office:value-type="float" office:value="914" table:style-name="ce4">
            <text:p>914</text:p>
          </table:table-cell>
          <table:table-cell office:value-type="float" office:value="86009" table:style-name="ce4">
            <text:p>86009</text:p>
          </table:table-cell>
          <table:table-cell office:value-type="float" office:value="108609" table:style-name="ce4">
            <text:p>108609</text:p>
          </table:table-cell>
          <table:table-cell office:value-type="float" office:value="117033" table:style-name="ce4">
            <text:p>117033</text:p>
          </table:table-cell>
          <table:table-cell office:value-type="float" office:value="225642" table:style-name="ce4">
            <text:p>22564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53</text:p>
          </table:table-cell>
          <table:table-cell office:value-type="float" office:value="1028" table:style-name="ce4">
            <text:p>1028</text:p>
          </table:table-cell>
          <table:table-cell office:value-type="float" office:value="117092" table:style-name="ce4">
            <text:p>117092</text:p>
          </table:table-cell>
          <table:table-cell office:value-type="float" office:value="147085" table:style-name="ce4">
            <text:p>147085</text:p>
          </table:table-cell>
          <table:table-cell office:value-type="float" office:value="165293" table:style-name="ce4">
            <text:p>165293</text:p>
          </table:table-cell>
          <table:table-cell office:value-type="float" office:value="312378" table:style-name="ce4">
            <text:p>31237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42</text:p>
          </table:table-cell>
          <table:table-cell office:value-type="float" office:value="872" table:style-name="ce4">
            <text:p>872</text:p>
          </table:table-cell>
          <table:table-cell office:value-type="float" office:value="92261" table:style-name="ce4">
            <text:p>92261</text:p>
          </table:table-cell>
          <table:table-cell office:value-type="float" office:value="103996" table:style-name="ce4">
            <text:p>103996</text:p>
          </table:table-cell>
          <table:table-cell office:value-type="float" office:value="117114" table:style-name="ce4">
            <text:p>117114</text:p>
          </table:table-cell>
          <table:table-cell office:value-type="float" office:value="221110" table:style-name="ce4">
            <text:p>22111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31</text:p>
          </table:table-cell>
          <table:table-cell office:value-type="float" office:value="584" table:style-name="ce4">
            <text:p>584</text:p>
          </table:table-cell>
          <table:table-cell office:value-type="float" office:value="62429" table:style-name="ce4">
            <text:p>62429</text:p>
          </table:table-cell>
          <table:table-cell office:value-type="float" office:value="77220" table:style-name="ce4">
            <text:p>77220</text:p>
          </table:table-cell>
          <table:table-cell office:value-type="float" office:value="82838" table:style-name="ce4">
            <text:p>82838</text:p>
          </table:table-cell>
          <table:table-cell office:value-type="float" office:value="160058" table:style-name="ce4">
            <text:p>16005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25</text:p>
          </table:table-cell>
          <table:table-cell office:value-type="float" office:value="524" table:style-name="ce4">
            <text:p>524</text:p>
          </table:table-cell>
          <table:table-cell office:value-type="float" office:value="47725" table:style-name="ce4">
            <text:p>47725</text:p>
          </table:table-cell>
          <table:table-cell office:value-type="float" office:value="61650" table:style-name="ce4">
            <text:p>61650</text:p>
          </table:table-cell>
          <table:table-cell office:value-type="float" office:value="63588" table:style-name="ce4">
            <text:p>63588</text:p>
          </table:table-cell>
          <table:table-cell office:value-type="float" office:value="125238" table:style-name="ce4">
            <text:p>12523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4370" table:style-name="ce4">
            <text:p>74370</text:p>
          </table:table-cell>
          <table:table-cell office:value-type="float" office:value="94376" table:style-name="ce4">
            <text:p>94376</text:p>
          </table:table-cell>
          <table:table-cell office:value-type="float" office:value="95074" table:style-name="ce4">
            <text:p>95074</text:p>
          </table:table-cell>
          <table:table-cell office:value-type="float" office:value="189450" table:style-name="ce4">
            <text:p>18945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43</text:p>
          </table:table-cell>
          <table:table-cell office:value-type="float" office:value="994" table:style-name="ce4">
            <text:p>994</text:p>
          </table:table-cell>
          <table:table-cell office:value-type="float" office:value="97393" table:style-name="ce4">
            <text:p>97393</text:p>
          </table:table-cell>
          <table:table-cell office:value-type="float" office:value="127495" table:style-name="ce4">
            <text:p>127495</text:p>
          </table:table-cell>
          <table:table-cell office:value-type="float" office:value="135717" table:style-name="ce4">
            <text:p>135717</text:p>
          </table:table-cell>
          <table:table-cell office:value-type="float" office:value="263212" table:style-name="ce4">
            <text:p>26321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20</text:p>
          </table:table-cell>
          <table:table-cell office:value-type="float" office:value="444" table:style-name="ce4">
            <text:p>444</text:p>
          </table:table-cell>
          <table:table-cell office:value-type="float" office:value="41917" table:style-name="ce4">
            <text:p>41917</text:p>
          </table:table-cell>
          <table:table-cell office:value-type="float" office:value="56229" table:style-name="ce4">
            <text:p>56229</text:p>
          </table:table-cell>
          <table:table-cell office:value-type="float" office:value="58164" table:style-name="ce4">
            <text:p>58164</text:p>
          </table:table-cell>
          <table:table-cell office:value-type="float" office:value="114393" table:style-name="ce4">
            <text:p>11439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39</text:p>
          </table:table-cell>
          <table:table-cell office:value-type="float" office:value="884" table:style-name="ce4">
            <text:p>884</text:p>
          </table:table-cell>
          <table:table-cell office:value-type="float" office:value="97594" table:style-name="ce4">
            <text:p>97594</text:p>
          </table:table-cell>
          <table:table-cell office:value-type="float" office:value="131050" table:style-name="ce4">
            <text:p>131050</text:p>
          </table:table-cell>
          <table:table-cell office:value-type="float" office:value="140827" table:style-name="ce4">
            <text:p>140827</text:p>
          </table:table-cell>
          <table:table-cell office:value-type="float" office:value="271877" table:style-name="ce4">
            <text:p>27187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51</text:p>
          </table:table-cell>
          <table:table-cell office:value-type="float" office:value="987" table:style-name="ce4">
            <text:p>987</text:p>
          </table:table-cell>
          <table:table-cell office:value-type="float" office:value="101256" table:style-name="ce4">
            <text:p>101256</text:p>
          </table:table-cell>
          <table:table-cell office:value-type="float" office:value="138458" table:style-name="ce4">
            <text:p>138458</text:p>
          </table:table-cell>
          <table:table-cell office:value-type="float" office:value="146847" table:style-name="ce4">
            <text:p>146847</text:p>
          </table:table-cell>
          <table:table-cell office:value-type="float" office:value="285305" table:style-name="ce4">
            <text:p>28530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42</text:p>
          </table:table-cell>
          <table:table-cell office:value-type="float" office:value="821" table:style-name="ce4">
            <text:p>821</text:p>
          </table:table-cell>
          <table:table-cell office:value-type="float" office:value="90016" table:style-name="ce4">
            <text:p>90016</text:p>
          </table:table-cell>
          <table:table-cell office:value-type="float" office:value="121224" table:style-name="ce4">
            <text:p>121224</text:p>
          </table:table-cell>
          <table:table-cell office:value-type="float" office:value="128662" table:style-name="ce4">
            <text:p>128662</text:p>
          </table:table-cell>
          <table:table-cell office:value-type="float" office:value="249886" table:style-name="ce4">
            <text:p>249886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4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4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9">
            <text:p>456</text:p>
          </table:table-cell>
          <table:table-cell office:value-type="float" office:value="9541" table:style-name="ce9">
            <text:p>9541</text:p>
          </table:table-cell>
          <table:table-cell office:value-type="float" office:value="987697" table:style-name="ce10">
            <text:p>987697</text:p>
          </table:table-cell>
          <table:table-cell office:value-type="float" office:value="1267640" table:style-name="ce11">
            <text:p>1267640</text:p>
          </table:table-cell>
          <table:table-cell office:value-type="float" office:value="1362645" table:style-name="ce12">
            <text:p>1362645</text:p>
          </table:table-cell>
          <table:table-cell office:value-type="float" office:value="2630285" table:style-name="ce9">
            <text:p>263028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9">
            <text:p>33</text:p>
          </table:table-cell>
          <table:table-cell office:value-type="float" office:value="761" table:style-name="ce9">
            <text:p>761</text:p>
          </table:table-cell>
          <table:table-cell office:value-type="float" office:value="78161" table:style-name="ce10">
            <text:p>78161</text:p>
          </table:table-cell>
          <table:table-cell office:value-type="float" office:value="99284" table:style-name="ce11">
            <text:p>99284</text:p>
          </table:table-cell>
          <table:table-cell office:value-type="float" office:value="110102" table:style-name="ce12">
            <text:p>110102</text:p>
          </table:table-cell>
          <table:table-cell office:value-type="float" office:value="209386" table:style-name="ce9">
            <text:p>20938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9">
            <text:p>41</text:p>
          </table:table-cell>
          <table:table-cell office:value-type="float" office:value="914" table:style-name="ce9">
            <text:p>914</text:p>
          </table:table-cell>
          <table:table-cell office:value-type="float" office:value="86121" table:style-name="ce10">
            <text:p>86121</text:p>
          </table:table-cell>
          <table:table-cell office:value-type="float" office:value="108622" table:style-name="ce11">
            <text:p>108622</text:p>
          </table:table-cell>
          <table:table-cell office:value-type="float" office:value="117048" table:style-name="ce12">
            <text:p>117048</text:p>
          </table:table-cell>
          <table:table-cell office:value-type="float" office:value="225670" table:style-name="ce9">
            <text:p>22567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9">
            <text:p>53</text:p>
          </table:table-cell>
          <table:table-cell office:value-type="float" office:value="1028" table:style-name="ce9">
            <text:p>1028</text:p>
          </table:table-cell>
          <table:table-cell office:value-type="float" office:value="117195" table:style-name="ce10">
            <text:p>117195</text:p>
          </table:table-cell>
          <table:table-cell office:value-type="float" office:value="147117" table:style-name="ce11">
            <text:p>147117</text:p>
          </table:table-cell>
          <table:table-cell office:value-type="float" office:value="165454" table:style-name="ce12">
            <text:p>165454</text:p>
          </table:table-cell>
          <table:table-cell office:value-type="float" office:value="312571" table:style-name="ce9">
            <text:p>31257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9">
            <text:p>42</text:p>
          </table:table-cell>
          <table:table-cell office:value-type="float" office:value="872" table:style-name="ce9">
            <text:p>872</text:p>
          </table:table-cell>
          <table:table-cell office:value-type="float" office:value="92436" table:style-name="ce10">
            <text:p>92436</text:p>
          </table:table-cell>
          <table:table-cell office:value-type="float" office:value="104173" table:style-name="ce11">
            <text:p>104173</text:p>
          </table:table-cell>
          <table:table-cell office:value-type="float" office:value="117288" table:style-name="ce12">
            <text:p>117288</text:p>
          </table:table-cell>
          <table:table-cell office:value-type="float" office:value="221461" table:style-name="ce9">
            <text:p>22146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9">
            <text:p>31</text:p>
          </table:table-cell>
          <table:table-cell office:value-type="float" office:value="584" table:style-name="ce9">
            <text:p>584</text:p>
          </table:table-cell>
          <table:table-cell office:value-type="float" office:value="62555" table:style-name="ce10">
            <text:p>62555</text:p>
          </table:table-cell>
          <table:table-cell office:value-type="float" office:value="77305" table:style-name="ce11">
            <text:p>77305</text:p>
          </table:table-cell>
          <table:table-cell office:value-type="float" office:value="83037" table:style-name="ce12">
            <text:p>83037</text:p>
          </table:table-cell>
          <table:table-cell office:value-type="float" office:value="160342" table:style-name="ce9">
            <text:p>16034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9">
            <text:p>25</text:p>
          </table:table-cell>
          <table:table-cell office:value-type="float" office:value="524" table:style-name="ce9">
            <text:p>524</text:p>
          </table:table-cell>
          <table:table-cell office:value-type="float" office:value="47831" table:style-name="ce10">
            <text:p>47831</text:p>
          </table:table-cell>
          <table:table-cell office:value-type="float" office:value="61762" table:style-name="ce11">
            <text:p>61762</text:p>
          </table:table-cell>
          <table:table-cell office:value-type="float" office:value="63710" table:style-name="ce12">
            <text:p>63710</text:p>
          </table:table-cell>
          <table:table-cell office:value-type="float" office:value="125472" table:style-name="ce9">
            <text:p>12547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9">
            <text:p>36</text:p>
          </table:table-cell>
          <table:table-cell office:value-type="float" office:value="722" table:style-name="ce9">
            <text:p>722</text:p>
          </table:table-cell>
          <table:table-cell office:value-type="float" office:value="74417" table:style-name="ce10">
            <text:p>74417</text:p>
          </table:table-cell>
          <table:table-cell office:value-type="float" office:value="94273" table:style-name="ce11">
            <text:p>94273</text:p>
          </table:table-cell>
          <table:table-cell office:value-type="float" office:value="95071" table:style-name="ce12">
            <text:p>95071</text:p>
          </table:table-cell>
          <table:table-cell office:value-type="float" office:value="189344" table:style-name="ce9">
            <text:p>18934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9">
            <text:p>43</text:p>
          </table:table-cell>
          <table:table-cell office:value-type="float" office:value="995" table:style-name="ce9">
            <text:p>995</text:p>
          </table:table-cell>
          <table:table-cell office:value-type="float" office:value="97556" table:style-name="ce10">
            <text:p>97556</text:p>
          </table:table-cell>
          <table:table-cell office:value-type="float" office:value="127663" table:style-name="ce11">
            <text:p>127663</text:p>
          </table:table-cell>
          <table:table-cell office:value-type="float" office:value="135873" table:style-name="ce12">
            <text:p>135873</text:p>
          </table:table-cell>
          <table:table-cell office:value-type="float" office:value="263536" table:style-name="ce9">
            <text:p>26353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9">
            <text:p>20</text:p>
          </table:table-cell>
          <table:table-cell office:value-type="float" office:value="444" table:style-name="ce9">
            <text:p>444</text:p>
          </table:table-cell>
          <table:table-cell office:value-type="float" office:value="42029" table:style-name="ce9">
            <text:p>42029</text:p>
          </table:table-cell>
          <table:table-cell office:value-type="float" office:value="56341" table:style-name="ce13">
            <text:p>56341</text:p>
          </table:table-cell>
          <table:table-cell office:value-type="float" office:value="58256" table:style-name="ce9">
            <text:p>58256</text:p>
          </table:table-cell>
          <table:table-cell office:value-type="float" office:value="114597" table:style-name="ce9">
            <text:p>11459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9">
            <text:p>39</text:p>
          </table:table-cell>
          <table:table-cell office:value-type="float" office:value="889" table:style-name="ce9">
            <text:p>889</text:p>
          </table:table-cell>
          <table:table-cell office:value-type="float" office:value="97807" table:style-name="ce9">
            <text:p>97807</text:p>
          </table:table-cell>
          <table:table-cell office:value-type="float" office:value="131215" table:style-name="ce14">
            <text:p>131215</text:p>
          </table:table-cell>
          <table:table-cell office:value-type="float" office:value="141069" table:style-name="ce9">
            <text:p>141069</text:p>
          </table:table-cell>
          <table:table-cell office:value-type="float" office:value="272284" table:style-name="ce9">
            <text:p>27228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9">
            <text:p>51</text:p>
          </table:table-cell>
          <table:table-cell office:value-type="float" office:value="987" table:style-name="ce9">
            <text:p>987</text:p>
          </table:table-cell>
          <table:table-cell office:value-type="float" office:value="101401" table:style-name="ce9">
            <text:p>101401</text:p>
          </table:table-cell>
          <table:table-cell office:value-type="float" office:value="138557" table:style-name="ce14">
            <text:p>138557</text:p>
          </table:table-cell>
          <table:table-cell office:value-type="float" office:value="146936" table:style-name="ce9">
            <text:p>146936</text:p>
          </table:table-cell>
          <table:table-cell office:value-type="float" office:value="285493" table:style-name="ce9">
            <text:p>28549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9">
            <text:p>42</text:p>
          </table:table-cell>
          <table:table-cell office:value-type="float" office:value="821" table:style-name="ce9">
            <text:p>821</text:p>
          </table:table-cell>
          <table:table-cell office:value-type="float" office:value="90188" table:style-name="ce9">
            <text:p>90188</text:p>
          </table:table-cell>
          <table:table-cell office:value-type="float" office:value="121328" table:style-name="ce14">
            <text:p>121328</text:p>
          </table:table-cell>
          <table:table-cell office:value-type="float" office:value="128801" table:style-name="ce9">
            <text:p>128801</text:p>
          </table:table-cell>
          <table:table-cell office:value-type="float" office:value="250129" table:style-name="ce9">
            <text:p>250129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5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5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9">
            <text:p>456</text:p>
          </table:table-cell>
          <table:table-cell office:value-type="float" office:value="9541" table:style-name="ce9">
            <text:p>9541</text:p>
          </table:table-cell>
          <table:table-cell office:value-type="float" office:value="989544" table:style-name="ce10">
            <text:p>989544</text:p>
          </table:table-cell>
          <table:table-cell office:value-type="float" office:value="1268856" table:style-name="ce11">
            <text:p>1268856</text:p>
          </table:table-cell>
          <table:table-cell office:value-type="float" office:value="1364188" table:style-name="ce12">
            <text:p>1364188</text:p>
          </table:table-cell>
          <table:table-cell office:value-type="float" office:value="2633044" table:style-name="ce9">
            <text:p>263304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9">
            <text:p>33</text:p>
          </table:table-cell>
          <table:table-cell office:value-type="float" office:value="761" table:style-name="ce9">
            <text:p>761</text:p>
          </table:table-cell>
          <table:table-cell office:value-type="float" office:value="78263" table:style-name="ce10">
            <text:p>78263</text:p>
          </table:table-cell>
          <table:table-cell office:value-type="float" office:value="99308" table:style-name="ce11">
            <text:p>99308</text:p>
          </table:table-cell>
          <table:table-cell office:value-type="float" office:value="110142" table:style-name="ce12">
            <text:p>110142</text:p>
          </table:table-cell>
          <table:table-cell office:value-type="float" office:value="209450" table:style-name="ce9">
            <text:p>20945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9">
            <text:p>41</text:p>
          </table:table-cell>
          <table:table-cell office:value-type="float" office:value="914" table:style-name="ce9">
            <text:p>914</text:p>
          </table:table-cell>
          <table:table-cell office:value-type="float" office:value="86182" table:style-name="ce10">
            <text:p>86182</text:p>
          </table:table-cell>
          <table:table-cell office:value-type="float" office:value="108665" table:style-name="ce11">
            <text:p>108665</text:p>
          </table:table-cell>
          <table:table-cell office:value-type="float" office:value="117080" table:style-name="ce12">
            <text:p>117080</text:p>
          </table:table-cell>
          <table:table-cell office:value-type="float" office:value="225745" table:style-name="ce9">
            <text:p>22574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9">
            <text:p>53</text:p>
          </table:table-cell>
          <table:table-cell office:value-type="float" office:value="1028" table:style-name="ce9">
            <text:p>1028</text:p>
          </table:table-cell>
          <table:table-cell office:value-type="float" office:value="117327" table:style-name="ce10">
            <text:p>117327</text:p>
          </table:table-cell>
          <table:table-cell office:value-type="float" office:value="147172" table:style-name="ce11">
            <text:p>147172</text:p>
          </table:table-cell>
          <table:table-cell office:value-type="float" office:value="165610" table:style-name="ce12">
            <text:p>165610</text:p>
          </table:table-cell>
          <table:table-cell office:value-type="float" office:value="312782" table:style-name="ce9">
            <text:p>31278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9">
            <text:p>42</text:p>
          </table:table-cell>
          <table:table-cell office:value-type="float" office:value="872" table:style-name="ce9">
            <text:p>872</text:p>
          </table:table-cell>
          <table:table-cell office:value-type="float" office:value="92691" table:style-name="ce10">
            <text:p>92691</text:p>
          </table:table-cell>
          <table:table-cell office:value-type="float" office:value="104322" table:style-name="ce11">
            <text:p>104322</text:p>
          </table:table-cell>
          <table:table-cell office:value-type="float" office:value="117454" table:style-name="ce12">
            <text:p>117454</text:p>
          </table:table-cell>
          <table:table-cell office:value-type="float" office:value="221776" table:style-name="ce9">
            <text:p>22177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9">
            <text:p>31</text:p>
          </table:table-cell>
          <table:table-cell office:value-type="float" office:value="584" table:style-name="ce9">
            <text:p>584</text:p>
          </table:table-cell>
          <table:table-cell office:value-type="float" office:value="62708" table:style-name="ce10">
            <text:p>62708</text:p>
          </table:table-cell>
          <table:table-cell office:value-type="float" office:value="77447" table:style-name="ce11">
            <text:p>77447</text:p>
          </table:table-cell>
          <table:table-cell office:value-type="float" office:value="83162" table:style-name="ce12">
            <text:p>83162</text:p>
          </table:table-cell>
          <table:table-cell office:value-type="float" office:value="160609" table:style-name="ce9">
            <text:p>16060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9">
            <text:p>25</text:p>
          </table:table-cell>
          <table:table-cell office:value-type="float" office:value="524" table:style-name="ce9">
            <text:p>524</text:p>
          </table:table-cell>
          <table:table-cell office:value-type="float" office:value="47963" table:style-name="ce10">
            <text:p>47963</text:p>
          </table:table-cell>
          <table:table-cell office:value-type="float" office:value="61849" table:style-name="ce11">
            <text:p>61849</text:p>
          </table:table-cell>
          <table:table-cell office:value-type="float" office:value="63820" table:style-name="ce12">
            <text:p>63820</text:p>
          </table:table-cell>
          <table:table-cell office:value-type="float" office:value="125669" table:style-name="ce9">
            <text:p>12566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9">
            <text:p>36</text:p>
          </table:table-cell>
          <table:table-cell office:value-type="float" office:value="722" table:style-name="ce9">
            <text:p>722</text:p>
          </table:table-cell>
          <table:table-cell office:value-type="float" office:value="74503" table:style-name="ce10">
            <text:p>74503</text:p>
          </table:table-cell>
          <table:table-cell office:value-type="float" office:value="94258" table:style-name="ce11">
            <text:p>94258</text:p>
          </table:table-cell>
          <table:table-cell office:value-type="float" office:value="95106" table:style-name="ce12">
            <text:p>95106</text:p>
          </table:table-cell>
          <table:table-cell office:value-type="float" office:value="189364" table:style-name="ce9">
            <text:p>18936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9">
            <text:p>43</text:p>
          </table:table-cell>
          <table:table-cell office:value-type="float" office:value="995" table:style-name="ce9">
            <text:p>995</text:p>
          </table:table-cell>
          <table:table-cell office:value-type="float" office:value="97746" table:style-name="ce10">
            <text:p>97746</text:p>
          </table:table-cell>
          <table:table-cell office:value-type="float" office:value="127789" table:style-name="ce11">
            <text:p>127789</text:p>
          </table:table-cell>
          <table:table-cell office:value-type="float" office:value="136114" table:style-name="ce12">
            <text:p>136114</text:p>
          </table:table-cell>
          <table:table-cell office:value-type="float" office:value="263903" table:style-name="ce9">
            <text:p>26390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9">
            <text:p>20</text:p>
          </table:table-cell>
          <table:table-cell office:value-type="float" office:value="444" table:style-name="ce9">
            <text:p>444</text:p>
          </table:table-cell>
          <table:table-cell office:value-type="float" office:value="42161" table:style-name="ce9">
            <text:p>42161</text:p>
          </table:table-cell>
          <table:table-cell office:value-type="float" office:value="56436" table:style-name="ce13">
            <text:p>56436</text:p>
          </table:table-cell>
          <table:table-cell office:value-type="float" office:value="58322" table:style-name="ce9">
            <text:p>58322</text:p>
          </table:table-cell>
          <table:table-cell office:value-type="float" office:value="114758" table:style-name="ce9">
            <text:p>11475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9">
            <text:p>39</text:p>
          </table:table-cell>
          <table:table-cell office:value-type="float" office:value="889" table:style-name="ce9">
            <text:p>889</text:p>
          </table:table-cell>
          <table:table-cell office:value-type="float" office:value="98080" table:style-name="ce9">
            <text:p>98080</text:p>
          </table:table-cell>
          <table:table-cell office:value-type="float" office:value="131462" table:style-name="ce14">
            <text:p>131462</text:p>
          </table:table-cell>
          <table:table-cell office:value-type="float" office:value="141361" table:style-name="ce9">
            <text:p>141361</text:p>
          </table:table-cell>
          <table:table-cell office:value-type="float" office:value="272823" table:style-name="ce9">
            <text:p>27282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9">
            <text:p>51</text:p>
          </table:table-cell>
          <table:table-cell office:value-type="float" office:value="987" table:style-name="ce9">
            <text:p>987</text:p>
          </table:table-cell>
          <table:table-cell office:value-type="float" office:value="101559" table:style-name="ce9">
            <text:p>101559</text:p>
          </table:table-cell>
          <table:table-cell office:value-type="float" office:value="138666" table:style-name="ce14">
            <text:p>138666</text:p>
          </table:table-cell>
          <table:table-cell office:value-type="float" office:value="147071" table:style-name="ce9">
            <text:p>147071</text:p>
          </table:table-cell>
          <table:table-cell office:value-type="float" office:value="285737" table:style-name="ce9">
            <text:p>28573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9">
            <text:p>42</text:p>
          </table:table-cell>
          <table:table-cell office:value-type="float" office:value="821" table:style-name="ce9">
            <text:p>821</text:p>
          </table:table-cell>
          <table:table-cell office:value-type="float" office:value="90361" table:style-name="ce9">
            <text:p>90361</text:p>
          </table:table-cell>
          <table:table-cell office:value-type="float" office:value="121482" table:style-name="ce14">
            <text:p>121482</text:p>
          </table:table-cell>
          <table:table-cell office:value-type="float" office:value="128946" table:style-name="ce9">
            <text:p>128946</text:p>
          </table:table-cell>
          <table:table-cell office:value-type="float" office:value="250428" table:style-name="ce9">
            <text:p>250428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6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6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1" table:style-name="ce15">
            <text:p><text:s/>9,541<text:s/></text:p>
          </table:table-cell>
          <table:table-cell office:value-type="float" office:value="991169" table:style-name="ce16">
            <text:p><text:s/>991,169<text:s/></text:p>
          </table:table-cell>
          <table:table-cell office:value-type="float" office:value="1269999" table:style-name="ce17">
            <text:p><text:s/>1,269,999<text:s/></text:p>
          </table:table-cell>
          <table:table-cell office:value-type="float" office:value="1365767" table:style-name="ce18">
            <text:p><text:s/>1,365,767<text:s/></text:p>
          </table:table-cell>
          <table:table-cell office:value-type="float" office:value="2635766" table:style-name="ce15">
            <text:p><text:s/>2,635,76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353" table:style-name="ce16">
            <text:p><text:s/>78,353<text:s/></text:p>
          </table:table-cell>
          <table:table-cell office:value-type="float" office:value="99387" table:style-name="ce17">
            <text:p><text:s/>99,387<text:s/></text:p>
          </table:table-cell>
          <table:table-cell office:value-type="float" office:value="110287" table:style-name="ce18">
            <text:p><text:s/>110,287<text:s/></text:p>
          </table:table-cell>
          <table:table-cell office:value-type="float" office:value="209674" table:style-name="ce15">
            <text:p><text:s/>209,67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228" table:style-name="ce16">
            <text:p><text:s/>86,228<text:s/></text:p>
          </table:table-cell>
          <table:table-cell office:value-type="float" office:value="108667" table:style-name="ce17">
            <text:p><text:s/>108,667<text:s/></text:p>
          </table:table-cell>
          <table:table-cell office:value-type="float" office:value="117127" table:style-name="ce18">
            <text:p><text:s/>117,127<text:s/></text:p>
          </table:table-cell>
          <table:table-cell office:value-type="float" office:value="225794" table:style-name="ce15">
            <text:p><text:s/>225,79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8" table:style-name="ce15">
            <text:p><text:s/>1,028<text:s/></text:p>
          </table:table-cell>
          <table:table-cell office:value-type="float" office:value="117496" table:style-name="ce16">
            <text:p><text:s/>117,496<text:s/></text:p>
          </table:table-cell>
          <table:table-cell office:value-type="float" office:value="147275" table:style-name="ce17">
            <text:p><text:s/>147,275<text:s/></text:p>
          </table:table-cell>
          <table:table-cell office:value-type="float" office:value="165719" table:style-name="ce18">
            <text:p><text:s/>165,719<text:s/></text:p>
          </table:table-cell>
          <table:table-cell office:value-type="float" office:value="312994" table:style-name="ce15">
            <text:p><text:s/>312,99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2862" table:style-name="ce16">
            <text:p><text:s/>92,862<text:s/></text:p>
          </table:table-cell>
          <table:table-cell office:value-type="float" office:value="104382" table:style-name="ce17">
            <text:p><text:s/>104,382<text:s/></text:p>
          </table:table-cell>
          <table:table-cell office:value-type="float" office:value="117622" table:style-name="ce18">
            <text:p><text:s/>117,622<text:s/></text:p>
          </table:table-cell>
          <table:table-cell office:value-type="float" office:value="222004" table:style-name="ce15">
            <text:p><text:s/>222,00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2762" table:style-name="ce16">
            <text:p><text:s/>62,762<text:s/></text:p>
          </table:table-cell>
          <table:table-cell office:value-type="float" office:value="77579" table:style-name="ce17">
            <text:p><text:s/>77,579<text:s/></text:p>
          </table:table-cell>
          <table:table-cell office:value-type="float" office:value="83298" table:style-name="ce18">
            <text:p><text:s/>83,298<text:s/></text:p>
          </table:table-cell>
          <table:table-cell office:value-type="float" office:value="160877" table:style-name="ce15">
            <text:p><text:s/>160,87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067" table:style-name="ce16">
            <text:p><text:s/>48,067<text:s/></text:p>
          </table:table-cell>
          <table:table-cell office:value-type="float" office:value="61941" table:style-name="ce17">
            <text:p><text:s/>61,941<text:s/></text:p>
          </table:table-cell>
          <table:table-cell office:value-type="float" office:value="63934" table:style-name="ce18">
            <text:p><text:s/>63,934<text:s/></text:p>
          </table:table-cell>
          <table:table-cell office:value-type="float" office:value="125875" table:style-name="ce15">
            <text:p><text:s/>125,875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4657" table:style-name="ce16">
            <text:p><text:s/>74,657<text:s/></text:p>
          </table:table-cell>
          <table:table-cell office:value-type="float" office:value="94357" table:style-name="ce17">
            <text:p><text:s/>94,357<text:s/></text:p>
          </table:table-cell>
          <table:table-cell office:value-type="float" office:value="95204" table:style-name="ce18">
            <text:p><text:s/>95,204<text:s/></text:p>
          </table:table-cell>
          <table:table-cell office:value-type="float" office:value="189561" table:style-name="ce15">
            <text:p><text:s/>189,56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7952" table:style-name="ce16">
            <text:p><text:s/>97,952<text:s/></text:p>
          </table:table-cell>
          <table:table-cell office:value-type="float" office:value="127915" table:style-name="ce17">
            <text:p><text:s/>127,915<text:s/></text:p>
          </table:table-cell>
          <table:table-cell office:value-type="float" office:value="136314" table:style-name="ce18">
            <text:p><text:s/>136,314<text:s/></text:p>
          </table:table-cell>
          <table:table-cell office:value-type="float" office:value="264229" table:style-name="ce15">
            <text:p><text:s/>264,22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245" table:style-name="ce15">
            <text:p><text:s/>42,245<text:s/></text:p>
          </table:table-cell>
          <table:table-cell office:value-type="float" office:value="56522" table:style-name="ce19">
            <text:p><text:s/>56,522<text:s/></text:p>
          </table:table-cell>
          <table:table-cell office:value-type="float" office:value="58463" table:style-name="ce15">
            <text:p><text:s/>58,463<text:s/></text:p>
          </table:table-cell>
          <table:table-cell office:value-type="float" office:value="114985" table:style-name="ce15">
            <text:p><text:s/>114,985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89" table:style-name="ce15">
            <text:p><text:s/>889<text:s/></text:p>
          </table:table-cell>
          <table:table-cell office:value-type="float" office:value="98348" table:style-name="ce15">
            <text:p><text:s/>98,348<text:s/></text:p>
          </table:table-cell>
          <table:table-cell office:value-type="float" office:value="131635" table:style-name="ce20">
            <text:p><text:s/>131,635<text:s/></text:p>
          </table:table-cell>
          <table:table-cell office:value-type="float" office:value="141626" table:style-name="ce15">
            <text:p><text:s/>141,626<text:s/></text:p>
          </table:table-cell>
          <table:table-cell office:value-type="float" office:value="273261" table:style-name="ce15">
            <text:p><text:s/>273,26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1694" table:style-name="ce15">
            <text:p><text:s/>101,694<text:s/></text:p>
          </table:table-cell>
          <table:table-cell office:value-type="float" office:value="138703" table:style-name="ce20">
            <text:p><text:s/>138,703<text:s/></text:p>
          </table:table-cell>
          <table:table-cell office:value-type="float" office:value="147118" table:style-name="ce15">
            <text:p><text:s/>147,118<text:s/></text:p>
          </table:table-cell>
          <table:table-cell office:value-type="float" office:value="285821" table:style-name="ce15">
            <text:p><text:s/>285,82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0505" table:style-name="ce15">
            <text:p><text:s/>90,505<text:s/></text:p>
          </table:table-cell>
          <table:table-cell office:value-type="float" office:value="121636" table:style-name="ce20">
            <text:p><text:s/>121,636<text:s/></text:p>
          </table:table-cell>
          <table:table-cell office:value-type="float" office:value="129055" table:style-name="ce15">
            <text:p><text:s/>129,055<text:s/></text:p>
          </table:table-cell>
          <table:table-cell office:value-type="float" office:value="250691" table:style-name="ce15">
            <text:p><text:s/>250,691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7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7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1" table:style-name="ce15">
            <text:p><text:s/>9,541<text:s/></text:p>
          </table:table-cell>
          <table:table-cell office:value-type="float" office:value="992657" table:style-name="ce16">
            <text:p><text:s/>992,657<text:s/></text:p>
          </table:table-cell>
          <table:table-cell office:value-type="float" office:value="1270843" table:style-name="ce17">
            <text:p><text:s/>1,270,843<text:s/></text:p>
          </table:table-cell>
          <table:table-cell office:value-type="float" office:value="1367023" table:style-name="ce18">
            <text:p><text:s/>1,367,023<text:s/></text:p>
          </table:table-cell>
          <table:table-cell office:value-type="float" office:value="2637866" table:style-name="ce15">
            <text:p><text:s/>2,637,86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411" table:style-name="ce16">
            <text:p><text:s/>78,411<text:s/></text:p>
          </table:table-cell>
          <table:table-cell office:value-type="float" office:value="99388" table:style-name="ce17">
            <text:p><text:s/>99,388<text:s/></text:p>
          </table:table-cell>
          <table:table-cell office:value-type="float" office:value="110300" table:style-name="ce18">
            <text:p><text:s/>110,300<text:s/></text:p>
          </table:table-cell>
          <table:table-cell office:value-type="float" office:value="209688" table:style-name="ce15">
            <text:p><text:s/>209,68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372" table:style-name="ce16">
            <text:p><text:s/>86,372<text:s/></text:p>
          </table:table-cell>
          <table:table-cell office:value-type="float" office:value="108722" table:style-name="ce17">
            <text:p><text:s/>108,722<text:s/></text:p>
          </table:table-cell>
          <table:table-cell office:value-type="float" office:value="117252" table:style-name="ce18">
            <text:p><text:s/>117,252<text:s/></text:p>
          </table:table-cell>
          <table:table-cell office:value-type="float" office:value="225974" table:style-name="ce15">
            <text:p><text:s/>225,97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8" table:style-name="ce15">
            <text:p><text:s/>1,028<text:s/></text:p>
          </table:table-cell>
          <table:table-cell office:value-type="float" office:value="117591" table:style-name="ce16">
            <text:p><text:s/>117,591<text:s/></text:p>
          </table:table-cell>
          <table:table-cell office:value-type="float" office:value="147244" table:style-name="ce17">
            <text:p><text:s/>147,244<text:s/></text:p>
          </table:table-cell>
          <table:table-cell office:value-type="float" office:value="165768" table:style-name="ce18">
            <text:p><text:s/>165,768<text:s/></text:p>
          </table:table-cell>
          <table:table-cell office:value-type="float" office:value="313012" table:style-name="ce15">
            <text:p><text:s/>313,01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032" table:style-name="ce16">
            <text:p><text:s/>93,032<text:s/></text:p>
          </table:table-cell>
          <table:table-cell office:value-type="float" office:value="104483" table:style-name="ce17">
            <text:p><text:s/>104,483<text:s/></text:p>
          </table:table-cell>
          <table:table-cell office:value-type="float" office:value="117834" table:style-name="ce18">
            <text:p><text:s/>117,834<text:s/></text:p>
          </table:table-cell>
          <table:table-cell office:value-type="float" office:value="222317" table:style-name="ce15">
            <text:p><text:s/>222,31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2803" table:style-name="ce16">
            <text:p><text:s/>62,803<text:s/></text:p>
          </table:table-cell>
          <table:table-cell office:value-type="float" office:value="77568" table:style-name="ce17">
            <text:p><text:s/>77,568<text:s/></text:p>
          </table:table-cell>
          <table:table-cell office:value-type="float" office:value="83312" table:style-name="ce18">
            <text:p><text:s/>83,312<text:s/></text:p>
          </table:table-cell>
          <table:table-cell office:value-type="float" office:value="160880" table:style-name="ce15">
            <text:p><text:s/>160,88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114" table:style-name="ce16">
            <text:p><text:s/>48,114<text:s/></text:p>
          </table:table-cell>
          <table:table-cell office:value-type="float" office:value="61947" table:style-name="ce17">
            <text:p><text:s/>61,947<text:s/></text:p>
          </table:table-cell>
          <table:table-cell office:value-type="float" office:value="63973" table:style-name="ce18">
            <text:p><text:s/>63,973<text:s/></text:p>
          </table:table-cell>
          <table:table-cell office:value-type="float" office:value="125920" table:style-name="ce15">
            <text:p><text:s/>125,92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4747" table:style-name="ce16">
            <text:p><text:s/>74,747<text:s/></text:p>
          </table:table-cell>
          <table:table-cell office:value-type="float" office:value="94416" table:style-name="ce17">
            <text:p><text:s/>94,416<text:s/></text:p>
          </table:table-cell>
          <table:table-cell office:value-type="float" office:value="95307" table:style-name="ce18">
            <text:p><text:s/>95,307<text:s/></text:p>
          </table:table-cell>
          <table:table-cell office:value-type="float" office:value="189723" table:style-name="ce15">
            <text:p><text:s/>189,72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8249" table:style-name="ce16">
            <text:p><text:s/>98,249<text:s/></text:p>
          </table:table-cell>
          <table:table-cell office:value-type="float" office:value="128164" table:style-name="ce17">
            <text:p><text:s/>128,164<text:s/></text:p>
          </table:table-cell>
          <table:table-cell office:value-type="float" office:value="136500" table:style-name="ce18">
            <text:p><text:s/>136,500<text:s/></text:p>
          </table:table-cell>
          <table:table-cell office:value-type="float" office:value="264664" table:style-name="ce15">
            <text:p><text:s/>264,66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326" table:style-name="ce15">
            <text:p><text:s/>42,326<text:s/></text:p>
          </table:table-cell>
          <table:table-cell office:value-type="float" office:value="56564" table:style-name="ce19">
            <text:p><text:s/>56,564<text:s/></text:p>
          </table:table-cell>
          <table:table-cell office:value-type="float" office:value="58529" table:style-name="ce15">
            <text:p><text:s/>58,529<text:s/></text:p>
          </table:table-cell>
          <table:table-cell office:value-type="float" office:value="115093" table:style-name="ce15">
            <text:p><text:s/>115,09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89" table:style-name="ce15">
            <text:p><text:s/>889<text:s/></text:p>
          </table:table-cell>
          <table:table-cell office:value-type="float" office:value="98618" table:style-name="ce15">
            <text:p><text:s/>98,618<text:s/></text:p>
          </table:table-cell>
          <table:table-cell office:value-type="float" office:value="131868" table:style-name="ce20">
            <text:p><text:s/>131,868<text:s/></text:p>
          </table:table-cell>
          <table:table-cell office:value-type="float" office:value="141841" table:style-name="ce15">
            <text:p><text:s/>141,841<text:s/></text:p>
          </table:table-cell>
          <table:table-cell office:value-type="float" office:value="273709" table:style-name="ce15">
            <text:p><text:s/>273,70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1811" table:style-name="ce15">
            <text:p><text:s/>101,811<text:s/></text:p>
          </table:table-cell>
          <table:table-cell office:value-type="float" office:value="138743" table:style-name="ce20">
            <text:p><text:s/>138,743<text:s/></text:p>
          </table:table-cell>
          <table:table-cell office:value-type="float" office:value="147243" table:style-name="ce15">
            <text:p><text:s/>147,243<text:s/></text:p>
          </table:table-cell>
          <table:table-cell office:value-type="float" office:value="285986" table:style-name="ce15">
            <text:p><text:s/>285,98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0583" table:style-name="ce15">
            <text:p><text:s/>90,583<text:s/></text:p>
          </table:table-cell>
          <table:table-cell office:value-type="float" office:value="121736" table:style-name="ce20">
            <text:p><text:s/>121,736<text:s/></text:p>
          </table:table-cell>
          <table:table-cell office:value-type="float" office:value="129164" table:style-name="ce15">
            <text:p><text:s/>129,164<text:s/></text:p>
          </table:table-cell>
          <table:table-cell office:value-type="float" office:value="250900" table:style-name="ce15">
            <text:p><text:s/>250,900<text:s/></text:p>
          </table:table-cell>
          <table:table-cell table:number-columns-repeated="16377"/>
        </table:table-row>
        <table:table-row table:style-name="ro1">
          <table:table-cell table:number-columns-spanned="7" table:number-rows-spanned="1" table:style-name="ce5"/>
          <table:covered-table-cell table:number-columns-repeated="6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8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2" table:style-name="ce15">
            <text:p><text:s/>9,542<text:s/></text:p>
          </table:table-cell>
          <table:table-cell office:value-type="float" office:value="994840" table:style-name="ce16">
            <text:p><text:s/>994,840<text:s/></text:p>
          </table:table-cell>
          <table:table-cell office:value-type="float" office:value="1271417" table:style-name="ce17">
            <text:p><text:s/>1,271,417<text:s/></text:p>
          </table:table-cell>
          <table:table-cell office:value-type="float" office:value="1367647" table:style-name="ce18">
            <text:p><text:s/>1,367,647<text:s/></text:p>
          </table:table-cell>
          <table:table-cell office:value-type="float" office:value="2639064" table:style-name="ce15">
            <text:p><text:s/>2,639,06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519" table:style-name="ce16">
            <text:p><text:s/>78,519<text:s/></text:p>
          </table:table-cell>
          <table:table-cell office:value-type="float" office:value="99299" table:style-name="ce17">
            <text:p><text:s/>99,299<text:s/></text:p>
          </table:table-cell>
          <table:table-cell office:value-type="float" office:value="110204" table:style-name="ce18">
            <text:p><text:s/>110,204<text:s/></text:p>
          </table:table-cell>
          <table:table-cell office:value-type="float" office:value="209503" table:style-name="ce15">
            <text:p><text:s/>209,50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532" table:style-name="ce16">
            <text:p><text:s/>86,532<text:s/></text:p>
          </table:table-cell>
          <table:table-cell office:value-type="float" office:value="108768" table:style-name="ce17">
            <text:p><text:s/>108,768<text:s/></text:p>
          </table:table-cell>
          <table:table-cell office:value-type="float" office:value="117278" table:style-name="ce18">
            <text:p><text:s/>117,278<text:s/></text:p>
          </table:table-cell>
          <table:table-cell office:value-type="float" office:value="226046" table:style-name="ce15">
            <text:p><text:s/>226,04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9" table:style-name="ce15">
            <text:p><text:s/>1,029<text:s/></text:p>
          </table:table-cell>
          <table:table-cell office:value-type="float" office:value="117748" table:style-name="ce16">
            <text:p><text:s/>117,748<text:s/></text:p>
          </table:table-cell>
          <table:table-cell office:value-type="float" office:value="147162" table:style-name="ce17">
            <text:p><text:s/>147,162<text:s/></text:p>
          </table:table-cell>
          <table:table-cell office:value-type="float" office:value="165612" table:style-name="ce18">
            <text:p><text:s/>165,612<text:s/></text:p>
          </table:table-cell>
          <table:table-cell office:value-type="float" office:value="312774" table:style-name="ce15">
            <text:p><text:s/>312,77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383" table:style-name="ce16">
            <text:p><text:s/>93,383<text:s/></text:p>
          </table:table-cell>
          <table:table-cell office:value-type="float" office:value="104650" table:style-name="ce17">
            <text:p><text:s/>104,650<text:s/></text:p>
          </table:table-cell>
          <table:table-cell office:value-type="float" office:value="118006" table:style-name="ce18">
            <text:p><text:s/>118,006<text:s/></text:p>
          </table:table-cell>
          <table:table-cell office:value-type="float" office:value="222656" table:style-name="ce15">
            <text:p><text:s/>222,65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2862" table:style-name="ce16">
            <text:p><text:s/>62,862<text:s/></text:p>
          </table:table-cell>
          <table:table-cell office:value-type="float" office:value="77529" table:style-name="ce17">
            <text:p><text:s/>77,529<text:s/></text:p>
          </table:table-cell>
          <table:table-cell office:value-type="float" office:value="83270" table:style-name="ce18">
            <text:p><text:s/>83,270<text:s/></text:p>
          </table:table-cell>
          <table:table-cell office:value-type="float" office:value="160799" table:style-name="ce15">
            <text:p><text:s/>160,79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123" table:style-name="ce16">
            <text:p><text:s/>48,123<text:s/></text:p>
          </table:table-cell>
          <table:table-cell office:value-type="float" office:value="61891" table:style-name="ce17">
            <text:p><text:s/>61,891<text:s/></text:p>
          </table:table-cell>
          <table:table-cell office:value-type="float" office:value="63933" table:style-name="ce18">
            <text:p><text:s/>63,933<text:s/></text:p>
          </table:table-cell>
          <table:table-cell office:value-type="float" office:value="125824" table:style-name="ce15">
            <text:p><text:s/>125,82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4880" table:style-name="ce16">
            <text:p><text:s/>74,880<text:s/></text:p>
          </table:table-cell>
          <table:table-cell office:value-type="float" office:value="94483" table:style-name="ce17">
            <text:p><text:s/>94,483<text:s/></text:p>
          </table:table-cell>
          <table:table-cell office:value-type="float" office:value="95404" table:style-name="ce18">
            <text:p><text:s/>95,404<text:s/></text:p>
          </table:table-cell>
          <table:table-cell office:value-type="float" office:value="189887" table:style-name="ce15">
            <text:p><text:s/>189,88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8616" table:style-name="ce16">
            <text:p><text:s/>98,616<text:s/></text:p>
          </table:table-cell>
          <table:table-cell office:value-type="float" office:value="128313" table:style-name="ce17">
            <text:p><text:s/>128,313<text:s/></text:p>
          </table:table-cell>
          <table:table-cell office:value-type="float" office:value="136748" table:style-name="ce18">
            <text:p><text:s/>136,748<text:s/></text:p>
          </table:table-cell>
          <table:table-cell office:value-type="float" office:value="265061" table:style-name="ce15">
            <text:p><text:s/>265,06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489" table:style-name="ce15">
            <text:p><text:s/>42,489<text:s/></text:p>
          </table:table-cell>
          <table:table-cell office:value-type="float" office:value="56658" table:style-name="ce19">
            <text:p><text:s/>56,658<text:s/></text:p>
          </table:table-cell>
          <table:table-cell office:value-type="float" office:value="58645" table:style-name="ce15">
            <text:p><text:s/>58,645<text:s/></text:p>
          </table:table-cell>
          <table:table-cell office:value-type="float" office:value="115303" table:style-name="ce15">
            <text:p><text:s/>115,30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89" table:style-name="ce15">
            <text:p><text:s/>889<text:s/></text:p>
          </table:table-cell>
          <table:table-cell office:value-type="float" office:value="98926" table:style-name="ce15">
            <text:p><text:s/>98,926<text:s/></text:p>
          </table:table-cell>
          <table:table-cell office:value-type="float" office:value="131998" table:style-name="ce20">
            <text:p><text:s/>131,998<text:s/></text:p>
          </table:table-cell>
          <table:table-cell office:value-type="float" office:value="142034" table:style-name="ce15">
            <text:p><text:s/>142,034<text:s/></text:p>
          </table:table-cell>
          <table:table-cell office:value-type="float" office:value="274032" table:style-name="ce15">
            <text:p><text:s/>274,03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1971" table:style-name="ce15">
            <text:p><text:s/>101,971<text:s/></text:p>
          </table:table-cell>
          <table:table-cell office:value-type="float" office:value="138871" table:style-name="ce20">
            <text:p><text:s/>138,871<text:s/></text:p>
          </table:table-cell>
          <table:table-cell office:value-type="float" office:value="147260" table:style-name="ce15">
            <text:p><text:s/>147,260<text:s/></text:p>
          </table:table-cell>
          <table:table-cell office:value-type="float" office:value="286131" table:style-name="ce15">
            <text:p><text:s/>286,13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0791" table:style-name="ce15">
            <text:p><text:s/>90,791<text:s/></text:p>
          </table:table-cell>
          <table:table-cell office:value-type="float" office:value="121795" table:style-name="ce20">
            <text:p><text:s/>121,795<text:s/></text:p>
          </table:table-cell>
          <table:table-cell office:value-type="float" office:value="129253" table:style-name="ce15">
            <text:p><text:s/>129,253<text:s/></text:p>
          </table:table-cell>
          <table:table-cell office:value-type="float" office:value="251048" table:style-name="ce15">
            <text:p><text:s/>251,048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9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9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5" table:style-name="ce15">
            <text:p><text:s/>9,545<text:s/></text:p>
          </table:table-cell>
          <table:table-cell office:value-type="float" office:value="997735" table:style-name="ce16">
            <text:p><text:s/>997,735<text:s/></text:p>
          </table:table-cell>
          <table:table-cell office:value-type="float" office:value="1271879" table:style-name="ce17">
            <text:p><text:s/>1,271,879<text:s/></text:p>
          </table:table-cell>
          <table:table-cell office:value-type="float" office:value="1368220" table:style-name="ce18">
            <text:p><text:s/>1,368,220<text:s/></text:p>
          </table:table-cell>
          <table:table-cell office:value-type="float" office:value="2640099" table:style-name="ce15">
            <text:p><text:s/>2,640,09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637" table:style-name="ce16">
            <text:p><text:s/>78,637<text:s/></text:p>
          </table:table-cell>
          <table:table-cell office:value-type="float" office:value="99106" table:style-name="ce17">
            <text:p><text:s/>99,106<text:s/></text:p>
          </table:table-cell>
          <table:table-cell office:value-type="float" office:value="110053" table:style-name="ce18">
            <text:p><text:s/>110,053<text:s/></text:p>
          </table:table-cell>
          <table:table-cell office:value-type="float" office:value="209159" table:style-name="ce15">
            <text:p><text:s/>209,15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771" table:style-name="ce16">
            <text:p><text:s/>86,771<text:s/></text:p>
          </table:table-cell>
          <table:table-cell office:value-type="float" office:value="108775" table:style-name="ce17">
            <text:p><text:s/>108,775<text:s/></text:p>
          </table:table-cell>
          <table:table-cell office:value-type="float" office:value="117239" table:style-name="ce18">
            <text:p><text:s/>117,239<text:s/></text:p>
          </table:table-cell>
          <table:table-cell office:value-type="float" office:value="226014" table:style-name="ce15">
            <text:p><text:s/>226,01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9" table:style-name="ce15">
            <text:p><text:s/>1,029<text:s/></text:p>
          </table:table-cell>
          <table:table-cell office:value-type="float" office:value="117896" table:style-name="ce16">
            <text:p><text:s/>117,896<text:s/></text:p>
          </table:table-cell>
          <table:table-cell office:value-type="float" office:value="146956" table:style-name="ce17">
            <text:p><text:s/>146,956<text:s/></text:p>
          </table:table-cell>
          <table:table-cell office:value-type="float" office:value="165354" table:style-name="ce18">
            <text:p><text:s/>165,354<text:s/></text:p>
          </table:table-cell>
          <table:table-cell office:value-type="float" office:value="312310" table:style-name="ce15">
            <text:p><text:s/>312,31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767" table:style-name="ce16">
            <text:p><text:s/>93,767<text:s/></text:p>
          </table:table-cell>
          <table:table-cell office:value-type="float" office:value="104807" table:style-name="ce17">
            <text:p><text:s/>104,807<text:s/></text:p>
          </table:table-cell>
          <table:table-cell office:value-type="float" office:value="118146" table:style-name="ce18">
            <text:p><text:s/>118,146<text:s/></text:p>
          </table:table-cell>
          <table:table-cell office:value-type="float" office:value="222953" table:style-name="ce15">
            <text:p><text:s/>222,95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2959" table:style-name="ce16">
            <text:p><text:s/>62,959<text:s/></text:p>
          </table:table-cell>
          <table:table-cell office:value-type="float" office:value="77461" table:style-name="ce17">
            <text:p><text:s/>77,461<text:s/></text:p>
          </table:table-cell>
          <table:table-cell office:value-type="float" office:value="83253" table:style-name="ce18">
            <text:p><text:s/>83,253<text:s/></text:p>
          </table:table-cell>
          <table:table-cell office:value-type="float" office:value="160714" table:style-name="ce15">
            <text:p><text:s/>160,71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297" table:style-name="ce16">
            <text:p><text:s/>48,297<text:s/></text:p>
          </table:table-cell>
          <table:table-cell office:value-type="float" office:value="62065" table:style-name="ce17">
            <text:p><text:s/>62,065<text:s/></text:p>
          </table:table-cell>
          <table:table-cell office:value-type="float" office:value="64001" table:style-name="ce18">
            <text:p><text:s/>64,001<text:s/></text:p>
          </table:table-cell>
          <table:table-cell office:value-type="float" office:value="126066" table:style-name="ce15">
            <text:p><text:s/>126,06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5108" table:style-name="ce16">
            <text:p><text:s/>75,108<text:s/></text:p>
          </table:table-cell>
          <table:table-cell office:value-type="float" office:value="94547" table:style-name="ce17">
            <text:p><text:s/>94,547<text:s/></text:p>
          </table:table-cell>
          <table:table-cell office:value-type="float" office:value="95542" table:style-name="ce18">
            <text:p><text:s/>95,542<text:s/></text:p>
          </table:table-cell>
          <table:table-cell office:value-type="float" office:value="190089" table:style-name="ce15">
            <text:p><text:s/>190,08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8979" table:style-name="ce16">
            <text:p><text:s/>98,979<text:s/></text:p>
          </table:table-cell>
          <table:table-cell office:value-type="float" office:value="128442" table:style-name="ce17">
            <text:p><text:s/>128,442<text:s/></text:p>
          </table:table-cell>
          <table:table-cell office:value-type="float" office:value="136989" table:style-name="ce18">
            <text:p><text:s/>136,989<text:s/></text:p>
          </table:table-cell>
          <table:table-cell office:value-type="float" office:value="265431" table:style-name="ce15">
            <text:p><text:s/>265,43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738" table:style-name="ce15">
            <text:p><text:s/>42,738<text:s/></text:p>
          </table:table-cell>
          <table:table-cell office:value-type="float" office:value="56779" table:style-name="ce19">
            <text:p><text:s/>56,779<text:s/></text:p>
          </table:table-cell>
          <table:table-cell office:value-type="float" office:value="58805" table:style-name="ce15">
            <text:p><text:s/>58,805<text:s/></text:p>
          </table:table-cell>
          <table:table-cell office:value-type="float" office:value="115584" table:style-name="ce15">
            <text:p><text:s/>115,58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92" table:style-name="ce15">
            <text:p><text:s/>892<text:s/></text:p>
          </table:table-cell>
          <table:table-cell office:value-type="float" office:value="99362" table:style-name="ce15">
            <text:p><text:s/>99,362<text:s/></text:p>
          </table:table-cell>
          <table:table-cell office:value-type="float" office:value="132194" table:style-name="ce20">
            <text:p><text:s/>132,194<text:s/></text:p>
          </table:table-cell>
          <table:table-cell office:value-type="float" office:value="142279" table:style-name="ce15">
            <text:p><text:s/>142,279<text:s/></text:p>
          </table:table-cell>
          <table:table-cell office:value-type="float" office:value="274473" table:style-name="ce15">
            <text:p><text:s/>274,47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2204" table:style-name="ce15">
            <text:p><text:s/>102,204<text:s/></text:p>
          </table:table-cell>
          <table:table-cell office:value-type="float" office:value="138824" table:style-name="ce20">
            <text:p><text:s/>138,824<text:s/></text:p>
          </table:table-cell>
          <table:table-cell office:value-type="float" office:value="147186" table:style-name="ce15">
            <text:p><text:s/>147,186<text:s/></text:p>
          </table:table-cell>
          <table:table-cell office:value-type="float" office:value="286010" table:style-name="ce15">
            <text:p><text:s/>286,01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1017" table:style-name="ce15">
            <text:p><text:s/>91,017<text:s/></text:p>
          </table:table-cell>
          <table:table-cell office:value-type="float" office:value="121923" table:style-name="ce20">
            <text:p><text:s/>121,923<text:s/></text:p>
          </table:table-cell>
          <table:table-cell office:value-type="float" office:value="129373" table:style-name="ce15">
            <text:p><text:s/>129,373<text:s/></text:p>
          </table:table-cell>
          <table:table-cell office:value-type="float" office:value="251296" table:style-name="ce15">
            <text:p><text:s/>251,296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0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10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5" table:style-name="ce15">
            <text:p><text:s/>9,545<text:s/></text:p>
          </table:table-cell>
          <table:table-cell office:value-type="float" office:value="998283" table:style-name="ce16">
            <text:p><text:s/>998,283<text:s/></text:p>
          </table:table-cell>
          <table:table-cell office:value-type="float" office:value="1273131" table:style-name="ce17">
            <text:p><text:s/>1,273,131<text:s/></text:p>
          </table:table-cell>
          <table:table-cell office:value-type="float" office:value="1370005" table:style-name="ce18">
            <text:p><text:s/>1,370,005<text:s/></text:p>
          </table:table-cell>
          <table:table-cell office:value-type="float" office:value="2643136" table:style-name="ce15">
            <text:p><text:s/>2,643,13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699" table:style-name="ce16">
            <text:p><text:s/>78,699<text:s/></text:p>
          </table:table-cell>
          <table:table-cell office:value-type="float" office:value="99195" table:style-name="ce17">
            <text:p><text:s/>99,195<text:s/></text:p>
          </table:table-cell>
          <table:table-cell office:value-type="float" office:value="110233" table:style-name="ce18">
            <text:p><text:s/>110,233<text:s/></text:p>
          </table:table-cell>
          <table:table-cell office:value-type="float" office:value="209428" table:style-name="ce15">
            <text:p><text:s/>209,42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747" table:style-name="ce16">
            <text:p><text:s/>86,747<text:s/></text:p>
          </table:table-cell>
          <table:table-cell office:value-type="float" office:value="108828" table:style-name="ce17">
            <text:p><text:s/>108,828<text:s/></text:p>
          </table:table-cell>
          <table:table-cell office:value-type="float" office:value="117356" table:style-name="ce18">
            <text:p><text:s/>117,356<text:s/></text:p>
          </table:table-cell>
          <table:table-cell office:value-type="float" office:value="226184" table:style-name="ce15">
            <text:p><text:s/>226,18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9" table:style-name="ce15">
            <text:p><text:s/>1,029<text:s/></text:p>
          </table:table-cell>
          <table:table-cell office:value-type="float" office:value="117940" table:style-name="ce16">
            <text:p><text:s/>117,940<text:s/></text:p>
          </table:table-cell>
          <table:table-cell office:value-type="float" office:value="147065" table:style-name="ce17">
            <text:p><text:s/>147,065<text:s/></text:p>
          </table:table-cell>
          <table:table-cell office:value-type="float" office:value="165572" table:style-name="ce18">
            <text:p><text:s/>165,572<text:s/></text:p>
          </table:table-cell>
          <table:table-cell office:value-type="float" office:value="312637" table:style-name="ce15">
            <text:p><text:s/>312,63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792" table:style-name="ce16">
            <text:p><text:s/>93,792<text:s/></text:p>
          </table:table-cell>
          <table:table-cell office:value-type="float" office:value="104912" table:style-name="ce17">
            <text:p><text:s/>104,912<text:s/></text:p>
          </table:table-cell>
          <table:table-cell office:value-type="float" office:value="118354" table:style-name="ce18">
            <text:p><text:s/>118,354<text:s/></text:p>
          </table:table-cell>
          <table:table-cell office:value-type="float" office:value="223266" table:style-name="ce15">
            <text:p><text:s/>223,26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3025" table:style-name="ce16">
            <text:p><text:s/>63,025<text:s/></text:p>
          </table:table-cell>
          <table:table-cell office:value-type="float" office:value="77560" table:style-name="ce17">
            <text:p><text:s/>77,560<text:s/></text:p>
          </table:table-cell>
          <table:table-cell office:value-type="float" office:value="83373" table:style-name="ce18">
            <text:p><text:s/>83,373<text:s/></text:p>
          </table:table-cell>
          <table:table-cell office:value-type="float" office:value="160933" table:style-name="ce15">
            <text:p><text:s/>160,93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362" table:style-name="ce16">
            <text:p><text:s/>48,362<text:s/></text:p>
          </table:table-cell>
          <table:table-cell office:value-type="float" office:value="62104" table:style-name="ce17">
            <text:p><text:s/>62,104<text:s/></text:p>
          </table:table-cell>
          <table:table-cell office:value-type="float" office:value="64107" table:style-name="ce18">
            <text:p><text:s/>64,107<text:s/></text:p>
          </table:table-cell>
          <table:table-cell office:value-type="float" office:value="126211" table:style-name="ce15">
            <text:p><text:s/>126,21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5139" table:style-name="ce16">
            <text:p><text:s/>75,139<text:s/></text:p>
          </table:table-cell>
          <table:table-cell office:value-type="float" office:value="94611" table:style-name="ce17">
            <text:p><text:s/>94,611<text:s/></text:p>
          </table:table-cell>
          <table:table-cell office:value-type="float" office:value="95669" table:style-name="ce18">
            <text:p><text:s/>95,669<text:s/></text:p>
          </table:table-cell>
          <table:table-cell office:value-type="float" office:value="190280" table:style-name="ce15">
            <text:p><text:s/>190,28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9011" table:style-name="ce16">
            <text:p><text:s/>99,011<text:s/></text:p>
          </table:table-cell>
          <table:table-cell office:value-type="float" office:value="128619" table:style-name="ce17">
            <text:p><text:s/>128,619<text:s/></text:p>
          </table:table-cell>
          <table:table-cell office:value-type="float" office:value="137105" table:style-name="ce18">
            <text:p><text:s/>137,105<text:s/></text:p>
          </table:table-cell>
          <table:table-cell office:value-type="float" office:value="265724" table:style-name="ce15">
            <text:p><text:s/>265,72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774" table:style-name="ce15">
            <text:p><text:s/>42,774<text:s/></text:p>
          </table:table-cell>
          <table:table-cell office:value-type="float" office:value="56880" table:style-name="ce19">
            <text:p><text:s/>56,880<text:s/></text:p>
          </table:table-cell>
          <table:table-cell office:value-type="float" office:value="58845" table:style-name="ce15">
            <text:p><text:s/>58,845<text:s/></text:p>
          </table:table-cell>
          <table:table-cell office:value-type="float" office:value="115725" table:style-name="ce15">
            <text:p><text:s/>115,725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92" table:style-name="ce15">
            <text:p><text:s/>892<text:s/></text:p>
          </table:table-cell>
          <table:table-cell office:value-type="float" office:value="99436" table:style-name="ce15">
            <text:p><text:s/>99,436<text:s/></text:p>
          </table:table-cell>
          <table:table-cell office:value-type="float" office:value="132308" table:style-name="ce20">
            <text:p><text:s/>132,308<text:s/></text:p>
          </table:table-cell>
          <table:table-cell office:value-type="float" office:value="142452" table:style-name="ce15">
            <text:p><text:s/>142,452<text:s/></text:p>
          </table:table-cell>
          <table:table-cell office:value-type="float" office:value="274760" table:style-name="ce15">
            <text:p><text:s/>274,76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2294" table:style-name="ce15">
            <text:p><text:s/>102,294<text:s/></text:p>
          </table:table-cell>
          <table:table-cell office:value-type="float" office:value="139010" table:style-name="ce20">
            <text:p><text:s/>139,010<text:s/></text:p>
          </table:table-cell>
          <table:table-cell office:value-type="float" office:value="147403" table:style-name="ce15">
            <text:p><text:s/>147,403<text:s/></text:p>
          </table:table-cell>
          <table:table-cell office:value-type="float" office:value="286413" table:style-name="ce15">
            <text:p><text:s/>286,41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1064" table:style-name="ce15">
            <text:p><text:s/>91,064<text:s/></text:p>
          </table:table-cell>
          <table:table-cell office:value-type="float" office:value="122039" table:style-name="ce20">
            <text:p><text:s/>122,039<text:s/></text:p>
          </table:table-cell>
          <table:table-cell office:value-type="float" office:value="129536" table:style-name="ce15">
            <text:p><text:s/>129,536<text:s/></text:p>
          </table:table-cell>
          <table:table-cell office:value-type="float" office:value="251575" table:style-name="ce15">
            <text:p><text:s/>251,575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1月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6">
            <text:p>臺北市   100 年 <text:s/>1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5" table:style-name="ce15">
            <text:p><text:s/>9,545<text:s/></text:p>
          </table:table-cell>
          <table:table-cell office:value-type="float" office:value="999072" table:style-name="ce16">
            <text:p><text:s/>999,072<text:s/></text:p>
          </table:table-cell>
          <table:table-cell office:value-type="float" office:value="1274740" table:style-name="ce17">
            <text:p><text:s/>1,274,740<text:s/></text:p>
          </table:table-cell>
          <table:table-cell office:value-type="float" office:value="1372382" table:style-name="ce18">
            <text:p><text:s/>1,372,382<text:s/></text:p>
          </table:table-cell>
          <table:table-cell office:value-type="float" office:value="2647122" table:style-name="ce15">
            <text:p><text:s/>2,647,12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738" table:style-name="ce16">
            <text:p><text:s/>78,738<text:s/></text:p>
          </table:table-cell>
          <table:table-cell office:value-type="float" office:value="99339" table:style-name="ce17">
            <text:p><text:s/>99,339<text:s/></text:p>
          </table:table-cell>
          <table:table-cell office:value-type="float" office:value="110418" table:style-name="ce18">
            <text:p><text:s/>110,418<text:s/></text:p>
          </table:table-cell>
          <table:table-cell office:value-type="float" office:value="209757" table:style-name="ce15">
            <text:p><text:s/>209,75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785" table:style-name="ce16">
            <text:p><text:s/>86,785<text:s/></text:p>
          </table:table-cell>
          <table:table-cell office:value-type="float" office:value="108902" table:style-name="ce17">
            <text:p><text:s/>108,902<text:s/></text:p>
          </table:table-cell>
          <table:table-cell office:value-type="float" office:value="117531" table:style-name="ce18">
            <text:p><text:s/>117,531<text:s/></text:p>
          </table:table-cell>
          <table:table-cell office:value-type="float" office:value="226433" table:style-name="ce15">
            <text:p><text:s/>226,43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9" table:style-name="ce15">
            <text:p><text:s/>1,029<text:s/></text:p>
          </table:table-cell>
          <table:table-cell office:value-type="float" office:value="118011" table:style-name="ce16">
            <text:p><text:s/>118,011<text:s/></text:p>
          </table:table-cell>
          <table:table-cell office:value-type="float" office:value="147295" table:style-name="ce17">
            <text:p><text:s/>147,295<text:s/></text:p>
          </table:table-cell>
          <table:table-cell office:value-type="float" office:value="165942" table:style-name="ce18">
            <text:p><text:s/>165,942<text:s/></text:p>
          </table:table-cell>
          <table:table-cell office:value-type="float" office:value="313237" table:style-name="ce15">
            <text:p><text:s/>313,23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910" table:style-name="ce16">
            <text:p><text:s/>93,910<text:s/></text:p>
          </table:table-cell>
          <table:table-cell office:value-type="float" office:value="105071" table:style-name="ce17">
            <text:p><text:s/>105,071<text:s/></text:p>
          </table:table-cell>
          <table:table-cell office:value-type="float" office:value="118672" table:style-name="ce18">
            <text:p><text:s/>118,672<text:s/></text:p>
          </table:table-cell>
          <table:table-cell office:value-type="float" office:value="223743" table:style-name="ce15">
            <text:p><text:s/>223,74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3061" table:style-name="ce16">
            <text:p><text:s/>63,061<text:s/></text:p>
          </table:table-cell>
          <table:table-cell office:value-type="float" office:value="77654" table:style-name="ce17">
            <text:p><text:s/>77,654<text:s/></text:p>
          </table:table-cell>
          <table:table-cell office:value-type="float" office:value="83495" table:style-name="ce18">
            <text:p><text:s/>83,495<text:s/></text:p>
          </table:table-cell>
          <table:table-cell office:value-type="float" office:value="161149" table:style-name="ce15">
            <text:p><text:s/>161,14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415" table:style-name="ce16">
            <text:p><text:s/>48,415<text:s/></text:p>
          </table:table-cell>
          <table:table-cell office:value-type="float" office:value="62177" table:style-name="ce17">
            <text:p><text:s/>62,177<text:s/></text:p>
          </table:table-cell>
          <table:table-cell office:value-type="float" office:value="64228" table:style-name="ce18">
            <text:p><text:s/>64,228<text:s/></text:p>
          </table:table-cell>
          <table:table-cell office:value-type="float" office:value="126405" table:style-name="ce15">
            <text:p><text:s/>126,405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5172" table:style-name="ce16">
            <text:p><text:s/>75,172<text:s/></text:p>
          </table:table-cell>
          <table:table-cell office:value-type="float" office:value="94731" table:style-name="ce17">
            <text:p><text:s/>94,731<text:s/></text:p>
          </table:table-cell>
          <table:table-cell office:value-type="float" office:value="95837" table:style-name="ce18">
            <text:p><text:s/>95,837<text:s/></text:p>
          </table:table-cell>
          <table:table-cell office:value-type="float" office:value="190568" table:style-name="ce15">
            <text:p><text:s/>190,56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9080" table:style-name="ce16">
            <text:p><text:s/>99,080<text:s/></text:p>
          </table:table-cell>
          <table:table-cell office:value-type="float" office:value="128770" table:style-name="ce17">
            <text:p><text:s/>128,770<text:s/></text:p>
          </table:table-cell>
          <table:table-cell office:value-type="float" office:value="137308" table:style-name="ce18">
            <text:p><text:s/>137,308<text:s/></text:p>
          </table:table-cell>
          <table:table-cell office:value-type="float" office:value="266078" table:style-name="ce15">
            <text:p><text:s/>266,07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856" table:style-name="ce15">
            <text:p><text:s/>42,856<text:s/></text:p>
          </table:table-cell>
          <table:table-cell office:value-type="float" office:value="56981" table:style-name="ce19">
            <text:p><text:s/>56,981<text:s/></text:p>
          </table:table-cell>
          <table:table-cell office:value-type="float" office:value="58980" table:style-name="ce15">
            <text:p><text:s/>58,980<text:s/></text:p>
          </table:table-cell>
          <table:table-cell office:value-type="float" office:value="115961" table:style-name="ce15">
            <text:p><text:s/>115,96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92" table:style-name="ce15">
            <text:p><text:s/>892<text:s/></text:p>
          </table:table-cell>
          <table:table-cell office:value-type="float" office:value="99500" table:style-name="ce15">
            <text:p><text:s/>99,500<text:s/></text:p>
          </table:table-cell>
          <table:table-cell office:value-type="float" office:value="132495" table:style-name="ce20">
            <text:p><text:s/>132,495<text:s/></text:p>
          </table:table-cell>
          <table:table-cell office:value-type="float" office:value="142704" table:style-name="ce15">
            <text:p><text:s/>142,704<text:s/></text:p>
          </table:table-cell>
          <table:table-cell office:value-type="float" office:value="275199" table:style-name="ce15">
            <text:p><text:s/>275,19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2389" table:style-name="ce15">
            <text:p><text:s/>102,389<text:s/></text:p>
          </table:table-cell>
          <table:table-cell office:value-type="float" office:value="139162" table:style-name="ce20">
            <text:p><text:s/>139,162<text:s/></text:p>
          </table:table-cell>
          <table:table-cell office:value-type="float" office:value="147555" table:style-name="ce15">
            <text:p><text:s/>147,555<text:s/></text:p>
          </table:table-cell>
          <table:table-cell office:value-type="float" office:value="286717" table:style-name="ce15">
            <text:p><text:s/>286,717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1155" table:style-name="ce15">
            <text:p><text:s/>91,155<text:s/></text:p>
          </table:table-cell>
          <table:table-cell office:value-type="float" office:value="122163" table:style-name="ce20">
            <text:p><text:s/>122,163<text:s/></text:p>
          </table:table-cell>
          <table:table-cell office:value-type="float" office:value="129712" table:style-name="ce15">
            <text:p><text:s/>129,712<text:s/></text:p>
          </table:table-cell>
          <table:table-cell office:value-type="float" office:value="251875" table:style-name="ce15">
            <text:p><text:s/>251,875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2月" table:style-name="ta1">
        <table:table-column table:style-name="co1" table:number-columns-repeated="16384" table:default-cell-style-name="ce1"/>
        <table:table-row table:style-name="ro2">
          <table:table-cell office:value-type="string" table:number-columns-spanned="7" table:number-rows-spanned="1" table:style-name="ce6">
            <text:p>臺北市   100 年 <text:s/>1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1" table:number-rows-spanned="2" table:style-name="ce7">
            <text:p>里數</text:p>
          </table:table-cell>
          <table:table-cell office:value-type="string" table:number-columns-spanned="1" table:number-rows-spanned="2" table:style-name="ce7">
            <text:p>鄰數</text:p>
          </table:table-cell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8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45" table:style-name="ce15">
            <text:p><text:s/>9,545<text:s/></text:p>
          </table:table-cell>
          <table:table-cell office:value-type="float" office:value="999879" table:style-name="ce16">
            <text:p><text:s/>999,879<text:s/></text:p>
          </table:table-cell>
          <table:table-cell office:value-type="float" office:value="1276343" table:style-name="ce17">
            <text:p><text:s/>1,276,343<text:s/></text:p>
          </table:table-cell>
          <table:table-cell office:value-type="float" office:value="1374625" table:style-name="ce18">
            <text:p><text:s/>1,374,625<text:s/></text:p>
          </table:table-cell>
          <table:table-cell office:value-type="float" office:value="2650968" table:style-name="ce15">
            <text:p><text:s/>2,650,96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1" table:style-name="ce15">
            <text:p><text:s/>761<text:s/></text:p>
          </table:table-cell>
          <table:table-cell office:value-type="float" office:value="78741" table:style-name="ce16">
            <text:p><text:s/>78,741<text:s/></text:p>
          </table:table-cell>
          <table:table-cell office:value-type="float" office:value="99411" table:style-name="ce17">
            <text:p><text:s/>99,411<text:s/></text:p>
          </table:table-cell>
          <table:table-cell office:value-type="float" office:value="110537" table:style-name="ce18">
            <text:p><text:s/>110,537<text:s/></text:p>
          </table:table-cell>
          <table:table-cell office:value-type="float" office:value="209948" table:style-name="ce15">
            <text:p><text:s/>209,948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14" table:style-name="ce15">
            <text:p><text:s/>914<text:s/></text:p>
          </table:table-cell>
          <table:table-cell office:value-type="float" office:value="86807" table:style-name="ce16">
            <text:p><text:s/>86,807<text:s/></text:p>
          </table:table-cell>
          <table:table-cell office:value-type="float" office:value="108955" table:style-name="ce17">
            <text:p><text:s/>108,955<text:s/></text:p>
          </table:table-cell>
          <table:table-cell office:value-type="float" office:value="117586" table:style-name="ce18">
            <text:p><text:s/>117,586<text:s/></text:p>
          </table:table-cell>
          <table:table-cell office:value-type="float" office:value="226541" table:style-name="ce15">
            <text:p><text:s/>226,54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9" table:style-name="ce15">
            <text:p><text:s/>1,029<text:s/></text:p>
          </table:table-cell>
          <table:table-cell office:value-type="float" office:value="118069" table:style-name="ce16">
            <text:p><text:s/>118,069<text:s/></text:p>
          </table:table-cell>
          <table:table-cell office:value-type="float" office:value="147546" table:style-name="ce17">
            <text:p><text:s/>147,546<text:s/></text:p>
          </table:table-cell>
          <table:table-cell office:value-type="float" office:value="166300" table:style-name="ce18">
            <text:p><text:s/>166,300<text:s/></text:p>
          </table:table-cell>
          <table:table-cell office:value-type="float" office:value="313846" table:style-name="ce15">
            <text:p><text:s/>313,84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2" table:style-name="ce15">
            <text:p><text:s/>872<text:s/></text:p>
          </table:table-cell>
          <table:table-cell office:value-type="float" office:value="93960" table:style-name="ce16">
            <text:p><text:s/>93,960<text:s/></text:p>
          </table:table-cell>
          <table:table-cell office:value-type="float" office:value="105240" table:style-name="ce17">
            <text:p><text:s/>105,240<text:s/></text:p>
          </table:table-cell>
          <table:table-cell office:value-type="float" office:value="118862" table:style-name="ce18">
            <text:p><text:s/>118,862<text:s/></text:p>
          </table:table-cell>
          <table:table-cell office:value-type="float" office:value="224102" table:style-name="ce15">
            <text:p><text:s/>224,10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4" table:style-name="ce15">
            <text:p><text:s/>584<text:s/></text:p>
          </table:table-cell>
          <table:table-cell office:value-type="float" office:value="63143" table:style-name="ce16">
            <text:p><text:s/>63,143<text:s/></text:p>
          </table:table-cell>
          <table:table-cell office:value-type="float" office:value="77766" table:style-name="ce17">
            <text:p><text:s/>77,766<text:s/></text:p>
          </table:table-cell>
          <table:table-cell office:value-type="float" office:value="83683" table:style-name="ce18">
            <text:p><text:s/>83,683<text:s/></text:p>
          </table:table-cell>
          <table:table-cell office:value-type="float" office:value="161449" table:style-name="ce15">
            <text:p><text:s/>161,449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4" table:style-name="ce15">
            <text:p><text:s/>524<text:s/></text:p>
          </table:table-cell>
          <table:table-cell office:value-type="float" office:value="48508" table:style-name="ce16">
            <text:p><text:s/>48,508<text:s/></text:p>
          </table:table-cell>
          <table:table-cell office:value-type="float" office:value="62284" table:style-name="ce17">
            <text:p><text:s/>62,284<text:s/></text:p>
          </table:table-cell>
          <table:table-cell office:value-type="float" office:value="64356" table:style-name="ce18">
            <text:p><text:s/>64,356<text:s/></text:p>
          </table:table-cell>
          <table:table-cell office:value-type="float" office:value="126640" table:style-name="ce15">
            <text:p><text:s/>126,640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2" table:style-name="ce15">
            <text:p><text:s/>722<text:s/></text:p>
          </table:table-cell>
          <table:table-cell office:value-type="float" office:value="75235" table:style-name="ce16">
            <text:p><text:s/>75,235<text:s/></text:p>
          </table:table-cell>
          <table:table-cell office:value-type="float" office:value="94865" table:style-name="ce17">
            <text:p><text:s/>94,865<text:s/></text:p>
          </table:table-cell>
          <table:table-cell office:value-type="float" office:value="95990" table:style-name="ce18">
            <text:p><text:s/>95,990<text:s/></text:p>
          </table:table-cell>
          <table:table-cell office:value-type="float" office:value="190855" table:style-name="ce15">
            <text:p><text:s/>190,855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995" table:style-name="ce15">
            <text:p><text:s/>995<text:s/></text:p>
          </table:table-cell>
          <table:table-cell office:value-type="float" office:value="99098" table:style-name="ce16">
            <text:p><text:s/>99,098<text:s/></text:p>
          </table:table-cell>
          <table:table-cell office:value-type="float" office:value="128894" table:style-name="ce17">
            <text:p><text:s/>128,894<text:s/></text:p>
          </table:table-cell>
          <table:table-cell office:value-type="float" office:value="137548" table:style-name="ce18">
            <text:p><text:s/>137,548<text:s/></text:p>
          </table:table-cell>
          <table:table-cell office:value-type="float" office:value="266442" table:style-name="ce15">
            <text:p><text:s/>266,44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44" table:style-name="ce15">
            <text:p><text:s/>444<text:s/></text:p>
          </table:table-cell>
          <table:table-cell office:value-type="float" office:value="42923" table:style-name="ce15">
            <text:p><text:s/>42,923<text:s/></text:p>
          </table:table-cell>
          <table:table-cell office:value-type="float" office:value="57055" table:style-name="ce19">
            <text:p><text:s/>57,055<text:s/></text:p>
          </table:table-cell>
          <table:table-cell office:value-type="float" office:value="59076" table:style-name="ce15">
            <text:p><text:s/>59,076<text:s/></text:p>
          </table:table-cell>
          <table:table-cell office:value-type="float" office:value="116131" table:style-name="ce15">
            <text:p><text:s/>116,13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892" table:style-name="ce15">
            <text:p><text:s/>892<text:s/></text:p>
          </table:table-cell>
          <table:table-cell office:value-type="float" office:value="99593" table:style-name="ce15">
            <text:p><text:s/>99,593<text:s/></text:p>
          </table:table-cell>
          <table:table-cell office:value-type="float" office:value="132686" table:style-name="ce20">
            <text:p><text:s/>132,686<text:s/></text:p>
          </table:table-cell>
          <table:table-cell office:value-type="float" office:value="142966" table:style-name="ce15">
            <text:p><text:s/>142,966<text:s/></text:p>
          </table:table-cell>
          <table:table-cell office:value-type="float" office:value="275652" table:style-name="ce15">
            <text:p><text:s/>275,65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87" table:style-name="ce15">
            <text:p><text:s/>987<text:s/></text:p>
          </table:table-cell>
          <table:table-cell office:value-type="float" office:value="102534" table:style-name="ce15">
            <text:p><text:s/>102,534<text:s/></text:p>
          </table:table-cell>
          <table:table-cell office:value-type="float" office:value="139294" table:style-name="ce20">
            <text:p><text:s/>139,294<text:s/></text:p>
          </table:table-cell>
          <table:table-cell office:value-type="float" office:value="147778" table:style-name="ce15">
            <text:p><text:s/>147,778<text:s/></text:p>
          </table:table-cell>
          <table:table-cell office:value-type="float" office:value="287072" table:style-name="ce15">
            <text:p><text:s/>287,072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1" table:style-name="ce15">
            <text:p><text:s/>821<text:s/></text:p>
          </table:table-cell>
          <table:table-cell office:value-type="float" office:value="91268" table:style-name="ce15">
            <text:p><text:s/>91,268<text:s/></text:p>
          </table:table-cell>
          <table:table-cell office:value-type="float" office:value="122347" table:style-name="ce20">
            <text:p><text:s/>122,347<text:s/></text:p>
          </table:table-cell>
          <table:table-cell office:value-type="float" office:value="129943" table:style-name="ce15">
            <text:p><text:s/>129,943<text:s/></text:p>
          </table:table-cell>
          <table:table-cell office:value-type="float" office:value="252290" table:style-name="ce15">
            <text:p><text:s/>252,290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_91_0_93_" style:display-name="千分位[0]" style:family="table-cell" style:data-style-name="N3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yang</dc:creator>
    <meta:creation-date>2009-02-04T06:06:23Z</meta:creation-date>
    <dc:date>2017-12-11T03:38:06Z</dc:date>
  </office:meta>
</office:document-meta>
</file>